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FreeSans2" svg:font-family="FreeSans" style:font-family-generic="swiss"/>
    <style:font-face style:name="Lucida Sans1" svg:font-family="'Lucida Sans'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3403in" fo:margin-left="-0.1188in" table:align="left" style:writing-mode="lr-tb"/>
    </style:style>
    <style:style style:name="Table1.A" style:family="table-column">
      <style:table-column-properties style:column-width="0.8799in"/>
    </style:style>
    <style:style style:name="Table1.B" style:family="table-column">
      <style:table-column-properties style:column-width="1.6604in"/>
    </style:style>
    <style:style style:name="Table1.C" style:family="table-column">
      <style:table-column-properties style:column-width="0.3896in"/>
    </style:style>
    <style:style style:name="Table1.D" style:family="table-column">
      <style:table-column-properties style:column-width="0.5104in"/>
    </style:style>
    <style:style style:name="Table1.E" style:family="table-column">
      <style:table-column-properties style:column-width="0.4in"/>
    </style:style>
    <style:style style:name="Table1.G" style:family="table-column">
      <style:table-column-properties style:column-width="0.4403in"/>
    </style:style>
    <style:style style:name="Table1.I" style:family="table-column">
      <style:table-column-properties style:column-width="0.3604in"/>
    </style:style>
    <style:style style:name="Table1.J" style:family="table-column">
      <style:table-column-properties style:column-width="0.4201in"/>
    </style:style>
    <style:style style:name="Table1.K" style:family="table-column">
      <style:table-column-properties style:column-width="0.3597in"/>
    </style:style>
    <style:style style:name="Table1.L" style:family="table-column">
      <style:table-column-properties style:column-width="0.35in"/>
    </style:style>
    <style:style style:name="Table1.M" style:family="table-column">
      <style:table-column-properties style:column-width="0.3403in"/>
    </style:style>
    <style:style style:name="Table1.N" style:family="table-column">
      <style:table-column-properties style:column-width="0.45in"/>
    </style:style>
    <style:style style:name="Table1.1" style:family="table-row">
      <style:table-row-properties style:min-row-height="0.9375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N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1861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H3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N3" style:family="table-cell">
      <style:table-cell-properties style:vertical-align="middle" fo:background-color="#66ff3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G6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6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N6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10" style:family="table-row">
      <style:table-row-properties style:min-row-height="0.4236in" fo:keep-together="always"/>
    </style:style>
    <style:style style:name="Table1.17" style:family="table-row">
      <style:table-row-properties style:min-row-height="0.6299in" fo:keep-together="always"/>
    </style:style>
    <style:style style:name="Table4" style:family="table">
      <style:table-properties style:width="7.3646in" fo:margin-left="-0.1403in" table:align="left" style:writing-mode="lr-tb"/>
    </style:style>
    <style:style style:name="Table4.A" style:family="table-column">
      <style:table-column-properties style:column-width="0.9035in"/>
    </style:style>
    <style:style style:name="Table4.B" style:family="table-column">
      <style:table-column-properties style:column-width="1.659in"/>
    </style:style>
    <style:style style:name="Table4.C" style:family="table-column">
      <style:table-column-properties style:column-width="0.3854in"/>
    </style:style>
    <style:style style:name="Table4.D" style:family="table-column">
      <style:table-column-properties style:column-width="0.5153in"/>
    </style:style>
    <style:style style:name="Table4.E" style:family="table-column">
      <style:table-column-properties style:column-width="0.3938in"/>
    </style:style>
    <style:style style:name="Table4.F" style:family="table-column">
      <style:table-column-properties style:column-width="0.3931in"/>
    </style:style>
    <style:style style:name="Table4.G" style:family="table-column">
      <style:table-column-properties style:column-width="0.4375in"/>
    </style:style>
    <style:style style:name="Table4.H" style:family="table-column">
      <style:table-column-properties style:column-width="0.3958in"/>
    </style:style>
    <style:style style:name="Table4.I" style:family="table-column">
      <style:table-column-properties style:column-width="0.3542in"/>
    </style:style>
    <style:style style:name="Table4.J" style:family="table-column">
      <style:table-column-properties style:column-width="0.4271in"/>
    </style:style>
    <style:style style:name="Table4.M" style:family="table-column">
      <style:table-column-properties style:column-width="0.3354in"/>
    </style:style>
    <style:style style:name="Table4.N" style:family="table-column">
      <style:table-column-properties style:column-width="0.4563in"/>
    </style:style>
    <style:style style:name="Table4.1" style:family="table-row">
      <style:table-row-properties style:min-row-height="0.75in" fo:keep-together="always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G1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H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1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1861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H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I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N2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H3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I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N3" style:family="table-cell">
      <style:table-cell-properties style:vertical-align="middle" fo:background-color="#66ff3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7" style:family="table-row">
      <style:table-row-properties style:min-row-height="0.2708in" fo:keep-together="always"/>
    </style:style>
    <style:style style:name="Table4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middle" fo:background-color="#00ff8e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E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1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18" style:family="table-row">
      <style:table-row-properties style:min-row-height="0.7931in" fo:keep-together="always"/>
    </style:style>
    <style:style style:name="Table4.A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A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N27" style:family="table-cell">
      <style:table-cell-properties style:vertical-align="top" fo:background-color="#66ff3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F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G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I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J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K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L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M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" style:family="table">
      <style:table-properties style:width="7.3646in" fo:margin-left="-0.1403in" table:align="left" style:writing-mode="lr-tb"/>
    </style:style>
    <style:style style:name="Table3.A" style:family="table-column">
      <style:table-column-properties style:column-width="0.9035in"/>
    </style:style>
    <style:style style:name="Table3.B" style:family="table-column">
      <style:table-column-properties style:column-width="1.659in"/>
    </style:style>
    <style:style style:name="Table3.C" style:family="table-column">
      <style:table-column-properties style:column-width="0.3854in"/>
    </style:style>
    <style:style style:name="Table3.D" style:family="table-column">
      <style:table-column-properties style:column-width="0.5153in"/>
    </style:style>
    <style:style style:name="Table3.E" style:family="table-column">
      <style:table-column-properties style:column-width="0.3938in"/>
    </style:style>
    <style:style style:name="Table3.F" style:family="table-column">
      <style:table-column-properties style:column-width="0.3931in"/>
    </style:style>
    <style:style style:name="Table3.G" style:family="table-column">
      <style:table-column-properties style:column-width="0.4375in"/>
    </style:style>
    <style:style style:name="Table3.H" style:family="table-column">
      <style:table-column-properties style:column-width="0.3958in"/>
    </style:style>
    <style:style style:name="Table3.I" style:family="table-column">
      <style:table-column-properties style:column-width="0.3542in"/>
    </style:style>
    <style:style style:name="Table3.J" style:family="table-column">
      <style:table-column-properties style:column-width="0.4271in"/>
    </style:style>
    <style:style style:name="Table3.M" style:family="table-column">
      <style:table-column-properties style:column-width="0.3354in"/>
    </style:style>
    <style:style style:name="Table3.N" style:family="table-column">
      <style:table-column-properties style:column-width="0.4563in"/>
    </style:style>
    <style:style style:name="Table3.1" style:family="table-row">
      <style:table-row-properties style:min-row-height="0.8125in" fo:keep-together="always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H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N1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0.2708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H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I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3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I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3" style:family="table-cell">
      <style:table-cell-properties style:vertical-align="middle" fo:background-color="#66ff3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8" style:family="table-cell">
      <style:table-cell-properties style:vertical-align="top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middle" fo:background-color="#00ff8e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D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J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A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17" style:family="table-row">
      <style:table-row-properties style:min-row-height="0.8882in" fo:keep-together="always"/>
    </style:style>
    <style:style style:name="Table3.A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K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2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A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F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G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H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I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L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M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N3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7.3597in" fo:margin-left="-0.1403in" table:align="left" style:writing-mode="lr-tb"/>
    </style:style>
    <style:style style:name="Table2.A" style:family="table-column">
      <style:table-column-properties style:column-width="0.9035in"/>
    </style:style>
    <style:style style:name="Table2.B" style:family="table-column">
      <style:table-column-properties style:column-width="1.659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0.4632in"/>
    </style:style>
    <style:style style:name="Table2.E" style:family="table-column">
      <style:table-column-properties style:column-width="0.3938in"/>
    </style:style>
    <style:style style:name="Table2.F" style:family="table-column">
      <style:table-column-properties style:column-width="0.3931in"/>
    </style:style>
    <style:style style:name="Table2.H" style:family="table-column">
      <style:table-column-properties style:column-width="0.3958in"/>
    </style:style>
    <style:style style:name="Table2.I" style:family="table-column">
      <style:table-column-properties style:column-width="0.3542in"/>
    </style:style>
    <style:style style:name="Table2.J" style:family="table-column">
      <style:table-column-properties style:column-width="0.4271in"/>
    </style:style>
    <style:style style:name="Table2.M" style:family="table-column">
      <style:table-column-properties style:column-width="0.3354in"/>
    </style:style>
    <style:style style:name="Table2.N" style:family="table-column">
      <style:table-column-properties style:column-width="0.4514in"/>
    </style:style>
    <style:style style:name="Table2.1" style:family="table-row">
      <style:table-row-properties style:min-row-height="0.9375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K1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N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708in" fo:keep-together="always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E2" style:family="table-cell">
      <style:table-cell-properties style:vertical-align="middle" fo:background-color="#1cf536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F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2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L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background-color="#00ff8e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F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17" style:family="table-row">
      <style:table-row-properties style:min-row-height="0.6993in" fo:keep-together="always"/>
    </style:style>
    <style:style style:name="Table2.A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1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24" style:family="table-row">
      <style:table-row-properties style:min-row-height="0.3194in" fo:keep-together="always"/>
    </style:style>
    <style:style style:name="Table2.A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2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2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8" style:family="table-row">
      <style:table-row-properties style:min-row-height="0.8861in" fo:keep-together="always"/>
    </style:style>
    <style:style style:name="Table2.A3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3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N38" style:family="table-cell">
      <style:table-cell-properties style:vertical-align="middle" fo:background-color="#66ff33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39" style:family="table-row">
      <style:table-row-properties style:min-row-height="0.3896in" fo:keep-together="always"/>
    </style:style>
    <style:style style:name="Table2.A3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3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3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3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40" style:family="table-row">
      <style:table-row-properties style:min-row-height="0.2882in" fo:keep-together="always"/>
    </style:style>
    <style:style style:name="Table2.A4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0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41" style:family="table-row">
      <style:table-row-properties style:min-row-height="0.3188in" fo:keep-together="always"/>
    </style:style>
    <style:style style:name="Table2.A4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A4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A4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A4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A4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46" style:family="table-row">
      <style:table-row-properties style:min-row-height="0.2938in" fo:keep-together="always"/>
    </style:style>
    <style:style style:name="Table2.A4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4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M4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" style:family="table">
      <style:table-properties style:width="7.3646in" fo:margin-left="-0.1403in" table:align="left" style:writing-mode="lr-tb"/>
    </style:style>
    <style:style style:name="Table5.A" style:family="table-column">
      <style:table-column-properties style:column-width="0.9035in"/>
    </style:style>
    <style:style style:name="Table5.B" style:family="table-column">
      <style:table-column-properties style:column-width="1.659in"/>
    </style:style>
    <style:style style:name="Table5.C" style:family="table-column">
      <style:table-column-properties style:column-width="0.3854in"/>
    </style:style>
    <style:style style:name="Table5.D" style:family="table-column">
      <style:table-column-properties style:column-width="0.5153in"/>
    </style:style>
    <style:style style:name="Table5.E" style:family="table-column">
      <style:table-column-properties style:column-width="0.3938in"/>
    </style:style>
    <style:style style:name="Table5.F" style:family="table-column">
      <style:table-column-properties style:column-width="0.3931in"/>
    </style:style>
    <style:style style:name="Table5.G" style:family="table-column">
      <style:table-column-properties style:column-width="0.4375in"/>
    </style:style>
    <style:style style:name="Table5.H" style:family="table-column">
      <style:table-column-properties style:column-width="0.3958in"/>
    </style:style>
    <style:style style:name="Table5.I" style:family="table-column">
      <style:table-column-properties style:column-width="0.3542in"/>
    </style:style>
    <style:style style:name="Table5.J" style:family="table-column">
      <style:table-column-properties style:column-width="0.4271in"/>
    </style:style>
    <style:style style:name="Table5.M" style:family="table-column">
      <style:table-column-properties style:column-width="0.3354in"/>
    </style:style>
    <style:style style:name="Table5.N" style:family="table-column">
      <style:table-column-properties style:column-width="0.4563in"/>
    </style:style>
    <style:style style:name="Table5.1" style:family="table-row">
      <style:table-row-properties style:min-row-height="0.2708in" fo:keep-together="always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7132in" fo:keep-together="always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E2" style:family="table-cell">
      <style:table-cell-properties style:vertical-align="middle" fo:background-color="#66ff33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N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3" style:family="table-row">
      <style:table-row-properties style:min-row-height="0.3896in" fo:keep-together="always"/>
    </style:style>
    <style:style style:name="Table5.N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4" style:family="table-row">
      <style:table-row-properties style:min-row-height="0.2882in" fo:keep-together="always"/>
    </style:style>
    <style:style style:name="Table5.N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5" style:family="table-row">
      <style:table-row-properties style:min-row-height="0.3188in" fo:keep-together="always"/>
    </style:style>
    <style:style style:name="Table5.N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N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N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E8" style:family="table-cell">
      <style:table-cell-properties style:vertical-align="middle" fo:background-color="#00ff8e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N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N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2pt" fo:font-weight="bold" style:font-size-asian="12pt" style:font-weight-asian="bold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fo:language="ru" fo:country="RU" officeooo:rsid="0017929b" officeooo:paragraph-rsid="0017929b" style:font-size-asian="14pt" style:font-size-complex="14pt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background-color="#ffffff" style:snap-to-layout-grid="false"/>
      <style:text-properties fo:font-size="12pt" style:font-size-asian="12pt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size="12pt" style:font-size-asian="12pt"/>
    </style:style>
    <style:style style:name="P12" style:family="paragraph" style:parent-style-name="Standard">
      <style:paragraph-properties fo:text-align="start" style:justify-single-word="false" fo:hyphenation-ladder-count="no-limit" style:snap-to-layout-grid="false"/>
      <style:text-properties fo:font-size="12pt" style:font-size-asian="12pt" style:language-asian="ru" style:country-asian="RU" fo:hyphenate="tru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officeooo:rsid="001cf37e" officeooo:paragraph-rsid="001cf37e" style:font-size-asian="12pt"/>
    </style:style>
    <style:style style:name="P14" style:family="paragraph" style:parent-style-name="Standard"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96961" officeooo:paragraph-rsid="00096961" style:font-size-asian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a4f5b" officeooo:paragraph-rsid="000a4f5b" style:font-size-asian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b7260" officeooo:paragraph-rsid="000b7260" style:font-size-asian="12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cb97c" officeooo:paragraph-rsid="000cb97c" style:font-size-asian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eb427" officeooo:paragraph-rsid="000eb427" style:font-size-asian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faf18" officeooo:paragraph-rsid="000faf18" style:font-size-asian="12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0fcefe" officeooo:paragraph-rsid="000fcefe" style:font-size-asian="12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7929b" officeooo:paragraph-rsid="0017929b" style:font-size-asian="12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8dfe7" officeooo:paragraph-rsid="0018dfe7" style:font-size-asian="12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a8ab6" officeooo:paragraph-rsid="001a8ab6" style:font-size-asian="12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aa1af" officeooo:paragraph-rsid="001aa1af" style:font-size-asian="12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cf37e" officeooo:paragraph-rsid="001cf37e" style:font-size-asian="12pt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ed8f3" officeooo:paragraph-rsid="001ed8f3" style:font-size-asian="12pt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226271" officeooo:paragraph-rsid="00226271" style:font-size-asian="12pt"/>
    </style:style>
    <style:style style:name="P32" style:family="paragraph" style:parent-style-name="Standard">
      <loext:graphic-properties draw:fill="solid" draw:fill-color="#1cf536" draw:opacity="100%"/>
      <style:paragraph-properties fo:text-align="center" style:justify-single-word="false" fo:background-color="#1cf536" style:snap-to-layout-grid="false"/>
      <style:text-properties fo:font-size="12pt" fo:language="ru" fo:country="RU" officeooo:rsid="00226271" officeooo:paragraph-rsid="00226271" style:font-size-asian="12pt"/>
    </style:style>
    <style:style style:name="P33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2618d3" officeooo:paragraph-rsid="002618d3" style:font-size-asian="12pt"/>
    </style:style>
    <style:style style:name="P34" style:family="paragraph" style:parent-style-name="Standard">
      <style:text-properties fo:font-size="12pt" fo:language="ru" fo:country="RU" fo:font-weight="bold" style:font-size-asian="12pt" style:font-weight-asian="bold"/>
    </style:style>
    <style:style style:name="P35" style:family="paragraph" style:parent-style-name="Standard">
      <style:paragraph-properties style:snap-to-layout-grid="false"/>
      <style:text-properties fo:font-size="12pt" fo:language="ru" fo:country="RU" fo:font-weight="bold" style:font-size-asian="12pt" style:font-weight-asian="bold"/>
    </style:style>
    <style:style style:name="P36" style:family="paragraph" style:parent-style-name="Standard">
      <style:paragraph-properties style:snap-to-layout-grid="false"/>
      <style:text-properties fo:font-size="12pt" fo:language="ru" fo:country="RU" fo:font-weight="bold" officeooo:rsid="0017929b" officeooo:paragraph-rsid="0017929b" style:font-size-asian="12pt" style:font-weight-asian="bold"/>
    </style:style>
    <style:style style:name="P37" style:family="paragraph" style:parent-style-name="Standard">
      <style:paragraph-properties style:snap-to-layout-grid="false"/>
      <style:text-properties fo:font-size="12pt" fo:language="ru" fo:country="RU" fo:font-weight="bold" officeooo:rsid="001aa1af" officeooo:paragraph-rsid="001aa1af" style:font-size-asian="12pt" style:font-weight-asian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157622" officeooo:paragraph-rsid="00157622" style:font-size-asian="12pt"/>
    </style:style>
    <style:style style:name="P39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178b3c" officeooo:paragraph-rsid="00178b3c" style:font-size-asian="12pt"/>
    </style:style>
    <style:style style:name="P40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178b3c" officeooo:paragraph-rsid="000eb427" style:font-size-asian="12pt"/>
    </style:style>
    <style:style style:name="P41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1760a4" officeooo:paragraph-rsid="001760a4" style:font-size-asian="12pt"/>
    </style:style>
    <style:style style:name="P42" style:family="paragraph" style:parent-style-name="Standard">
      <style:paragraph-properties fo:text-align="start" style:justify-single-word="false" style:snap-to-layout-grid="false"/>
    </style:style>
    <style:style style:name="P43" style:family="paragraph" style:parent-style-name="Standard">
      <style:paragraph-properties fo:text-align="start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44" style:family="paragraph" style:parent-style-name="Standard">
      <style:paragraph-properties fo:text-align="start" style:justify-single-word="false" fo:hyphenation-ladder-count="no-limit"/>
      <style:text-properties style:language-asian="ru" style:country-asian="RU" fo:hyphenate="true" fo:hyphenation-remain-char-count="2" fo:hyphenation-push-char-count="2"/>
    </style:style>
    <style:style style:name="P45" style:family="paragraph" style:parent-style-name="Standard">
      <style:paragraph-properties fo:text-align="center" style:justify-single-word="false" style:snap-to-layout-grid="false"/>
      <style:text-properties fo:color="#000000" fo:font-size="12pt" fo:language="ru" fo:country="RU" style:font-size-asian="12pt"/>
    </style:style>
    <style:style style:name="P46" style:family="paragraph" style:parent-style-name="Standard">
      <style:paragraph-properties>
        <style:tab-stops>
          <style:tab-stop style:position="1.0228in"/>
        </style:tab-stops>
      </style:paragraph-properties>
      <style:text-properties fo:font-size="16pt" style:font-size-asian="16pt"/>
    </style:style>
    <style:style style:name="P47" style:family="paragraph" style:parent-style-name="Standard">
      <style:paragraph-properties>
        <style:tab-stops>
          <style:tab-stop style:position="1.0228in"/>
        </style:tab-stops>
      </style:paragraph-properties>
      <style:text-properties fo:font-size="16pt" fo:language="none" fo:country="none" style:font-size-asian="16pt" style:language-asian="none" style:country-asian="none"/>
    </style:style>
    <style:style style:name="P48" style:family="paragraph" style:parent-style-name="Standard">
      <style:paragraph-properties>
        <style:tab-stops>
          <style:tab-stop style:position="1.0228in"/>
        </style:tab-stops>
      </style:paragraph-properties>
    </style:style>
    <style:style style:name="P49" style:family="paragraph" style:parent-style-name="Standard">
      <style:paragraph-properties fo:margin-left="-0.0437in" fo:margin-right="0in" fo:text-align="center" style:justify-single-word="false" fo:text-indent="0in" style:auto-text-indent="false"/>
      <style:text-properties fo:font-size="8pt" style:font-size-asian="8pt"/>
    </style:style>
    <style:style style:name="P50" style:family="paragraph" style:parent-style-name="Standard">
      <style:paragraph-properties fo:margin-left="-0.6252in" fo:margin-right="0in" fo:text-indent="0in" style:auto-text-indent="false"/>
    </style:style>
    <style:style style:name="P51" style:family="paragraph" style:parent-style-name="Standard">
      <style:paragraph-properties fo:margin-left="-0.5in" fo:margin-right="0in" fo:line-height="150%" fo:text-align="justify" style:justify-single-word="false" fo:text-indent="0in" style:auto-text-indent="false"/>
    </style:style>
    <style:style style:name="P52" style:family="paragraph" style:parent-style-name="Standard">
      <style:paragraph-properties fo:margin-left="0.0398in" fo:margin-right="0in" fo:text-indent="0in" style:auto-text-indent="false" style:snap-to-layout-grid="false"/>
      <style:text-properties fo:font-weight="bold" style:font-weight-asian="bold" style:text-rotation-angle="90" style:text-rotation-scale="line-height"/>
    </style:style>
    <style:style style:name="P53" style:family="paragraph" style:parent-style-name="Standard" style:master-page-name="Standard">
      <style:paragraph-properties style:page-number="auto"/>
      <style:text-properties fo:font-size="8pt" style:font-size-asian="8pt"/>
    </style:style>
    <style:style style:name="P54" style:family="paragraph" style:parent-style-name="Standard">
      <style:paragraph-properties fo:text-align="center" style:justify-single-word="false" style:snap-to-layout-grid="false"/>
      <style:text-properties fo:font-size="12pt" officeooo:rsid="00226271" officeooo:paragraph-rsid="00226271" style:font-size-asian="12pt"/>
    </style:style>
    <style:style style:name="P55" style:family="paragraph" style:parent-style-name="Standard">
      <style:paragraph-properties fo:text-align="center" style:justify-single-word="false" style:snap-to-layout-grid="false"/>
      <style:text-properties fo:font-size="12pt" officeooo:rsid="002618d3" officeooo:paragraph-rsid="002618d3" style:font-size-asian="12pt"/>
    </style:style>
    <style:style style:name="P56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57" style:family="paragraph" style:parent-style-name="Standard">
      <style:paragraph-properties fo:text-align="start" style:justify-single-word="false" style:snap-to-layout-grid="false"/>
      <style:text-properties fo:font-size="12pt" officeooo:rsid="002ef953" officeooo:paragraph-rsid="002ef953" style:font-size-asian="12pt"/>
    </style:style>
    <style:style style:name="P58" style:family="paragraph" style:parent-style-name="Standard">
      <style:paragraph-properties fo:text-align="center" style:justify-single-word="false" style:snap-to-layout-grid="false"/>
      <style:text-properties fo:font-size="12pt" officeooo:rsid="002ef953" officeooo:paragraph-rsid="002ef953" style:font-size-asian="12pt"/>
    </style:style>
    <style:style style:name="P59" style:family="paragraph" style:parent-style-name="Standard">
      <style:paragraph-properties fo:text-align="center" style:justify-single-word="false" style:snap-to-layout-grid="false"/>
      <style:text-properties fo:font-size="12pt" officeooo:rsid="0030a279" officeooo:paragraph-rsid="0030a279" style:font-size-asian="12pt"/>
    </style:style>
    <style:style style:name="P60" style:family="paragraph" style:parent-style-name="Standard">
      <style:paragraph-properties fo:text-align="center" style:justify-single-word="false" style:snap-to-layout-grid="false"/>
      <style:text-properties fo:font-size="12pt" fo:language="ru" fo:country="RU" officeooo:rsid="0017929b" officeooo:paragraph-rsid="0017929b" style:font-size-asian="12pt"/>
    </style:style>
    <style:style style:name="P61" style:family="paragraph" style:parent-style-name="Standard">
      <style:paragraph-properties style:snap-to-layout-grid="false"/>
      <style:text-properties fo:font-size="12pt" fo:language="ru" fo:country="RU" fo:font-weight="bold" officeooo:rsid="002ef953" officeooo:paragraph-rsid="002ef953" style:font-size-asian="12pt" style:font-weight-asian="bold"/>
    </style:style>
    <style:style style:name="P62" style:family="paragraph" style:parent-style-name="Standard">
      <style:paragraph-properties fo:text-align="center" style:justify-single-word="false" style:snap-to-layout-grid="false"/>
      <style:text-properties fo:font-size="14pt" fo:language="ru" fo:country="RU" officeooo:rsid="0017929b" officeooo:paragraph-rsid="0017929b" style:font-size-asian="14pt" style:font-size-complex="14pt"/>
    </style:style>
    <style:style style:name="P63" style:family="paragraph" style:parent-style-name="Heading_20_6">
      <style:paragraph-properties style:snap-to-layout-grid="false"/>
      <style:text-properties fo:font-weight="bold" style:font-weight-asian="bold"/>
    </style:style>
    <style:style style:name="P64" style:family="paragraph">
      <loext:graphic-properties draw:fill="none" draw:fill-color="#ffffff"/>
      <style:paragraph-properties fo:text-align="center" style:writing-mode="lr-tb"/>
    </style:style>
    <style:style style:name="P65" style:family="paragraph">
      <loext:graphic-properties draw:fill="solid" draw:fill-color="#23ff23"/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26271"/>
    </style:style>
    <style:style style:name="T8" style:family="text">
      <style:text-properties fo:language="ru" fo:country="RU" officeooo:rsid="00240664"/>
    </style:style>
    <style:style style:name="T9" style:family="text">
      <style:text-properties fo:language="ru" fo:country="RU" officeooo:rsid="0025f98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2ccda"/>
    </style:style>
    <style:style style:name="T12" style:family="text">
      <style:text-properties fo:language="en" fo:country="US" officeooo:rsid="00146c08"/>
    </style:style>
    <style:style style:name="T13" style:family="text">
      <style:text-properties fo:language="en" fo:country="US" officeooo:rsid="00178b3c"/>
    </style:style>
    <style:style style:name="T14" style:family="text">
      <style:text-properties fo:language="en" fo:country="US" officeooo:rsid="001f9557"/>
    </style:style>
    <style:style style:name="T15" style:family="text">
      <style:text-properties fo:language="en" fo:country="US" officeooo:rsid="001fcfc3"/>
    </style:style>
    <style:style style:name="T16" style:family="text">
      <style:text-properties fo:language="en" fo:country="US" officeooo:rsid="0020aa5a"/>
    </style:style>
    <style:style style:name="T17" style:family="text">
      <style:text-properties fo:language="en" fo:country="US" officeooo:rsid="002df0ac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style:text-underline-style="solid" style:text-underline-width="auto" style:text-underline-color="font-color" style:font-size-asian="14pt"/>
    </style:style>
    <style:style style:name="T20" style:family="text">
      <style:text-properties fo:font-size="14pt" fo:language="en" fo:country="US" style:font-size-asian="14pt"/>
    </style:style>
    <style:style style:name="T21" style:family="text">
      <style:text-properties fo:font-size="14pt" fo:language="en" fo:country="US" officeooo:rsid="002df0ac" style:font-size-asian="14pt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style:font-size-asian="12pt" style:language-asian="ru" style:country-asian="RU"/>
    </style:style>
    <style:style style:name="T24" style:family="text">
      <style:text-properties fo:font-size="12pt" fo:language="ru" fo:country="RU" style:font-size-asian="12pt"/>
    </style:style>
    <style:style style:name="T25" style:family="text">
      <style:text-properties fo:font-size="12pt" fo:language="ru" fo:country="RU" style:font-size-asian="12pt" style:language-asian="ru" style:country-asian="RU"/>
    </style:style>
    <style:style style:name="T26" style:family="text">
      <style:text-properties fo:font-size="12pt" fo:language="ru" fo:country="RU" officeooo:rsid="000a4f5b" style:font-size-asian="12pt"/>
    </style:style>
    <style:style style:name="T27" style:family="text">
      <style:text-properties fo:font-size="12pt" fo:language="ru" fo:country="RU" officeooo:rsid="0025f98e" style:font-size-asian="12pt"/>
    </style:style>
    <style:style style:name="T28" style:family="text">
      <style:text-properties fo:font-size="12pt" fo:language="en" fo:country="US" officeooo:rsid="0012ccda" style:font-size-asian="12pt"/>
    </style:style>
    <style:style style:name="T29" style:family="text">
      <style:text-properties fo:font-size="12pt" fo:language="en" fo:country="US" officeooo:rsid="00146c08" style:font-size-asian="12pt"/>
    </style:style>
    <style:style style:name="T30" style:family="text">
      <style:text-properties fo:font-size="12pt" fo:language="en" fo:country="US" officeooo:rsid="00157622" style:font-size-asian="12pt"/>
    </style:style>
    <style:style style:name="T31" style:family="text">
      <style:text-properties fo:font-size="12pt" fo:language="en" fo:country="US" officeooo:rsid="001f9557" style:font-size-asian="12pt"/>
    </style:style>
    <style:style style:name="T32" style:family="text">
      <style:text-properties officeooo:rsid="001fcfc3"/>
    </style:style>
    <style:style style:name="T33" style:family="text">
      <style:text-properties officeooo:rsid="00226271"/>
    </style:style>
    <style:style style:name="T34" style:family="text">
      <style:text-properties officeooo:rsid="00240664"/>
    </style:style>
    <style:style style:name="T35" style:family="text">
      <style:text-properties officeooo:rsid="0025f98e"/>
    </style:style>
    <style:style style:name="T36" style:family="text">
      <style:text-properties officeooo:rsid="002618d3"/>
    </style:style>
    <style:style style:name="T37" style:family="text">
      <style:text-properties officeooo:rsid="002723db"/>
    </style:style>
    <style:style style:name="gr1" style:family="graphic">
      <style:graphic-properties draw:stroke="solid" svg:stroke-width="0.0102in" svg:stroke-color="#000000" svg:stroke-opacity="100%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miter" svg:stroke-linecap="square" draw:fill="solid" draw:fill-color="#23ff23" draw:textarea-horizontal-align="left" draw:textarea-vertical-align="middle" draw:auto-grow-height="false" fo:min-height="0.0693in" fo:min-width="0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49"/>
      <text:p text:style-name="P49"/>
      <text:p text:style-name="P49"/>
      <text:p text:style-name="P50"><text:span text:style-name="T3"><text:s text:c="7"/></text:span><text:span text:style-name="T5"><text:s text:c="23"/>ПУ “Браславгаз”</text:span><text:span text:style-name="T4"> <text:s text:c="15"/></text:span><text:span text:style-name="T3"><text:s/></text:span><text:s text:c="79"/><text:span text:style-name="T3">Утверждаю</text:span></text:p>
      <text:p text:style-name="P51"><text:span text:style-name="T1"><text:s text:c="9"/>Наименование организации (подразделения) <text:s text:c="105"/></text:span><text:span text:style-name="T3">Гл. инженер ПУ “Браславгаз”</text:span></text:p>
      <text:p text:style-name="P51"><text:s text:c="153"/>_________<text:span text:style-name="T6"> <text:s/></text:span><text:span text:style-name="T10">Д</text:span><text:span text:style-name="T6">ащёнок</text:span><text:span text:style-name="T10"> </text:span><text:span text:style-name="T6">В</text:span>.<text:span text:style-name="T6">И</text:span>.</text:p>
      <text:p text:style-name="P51"><text:s text:c="153"/><text:span text:style-name="T4">“ <text:s text:c="2"/>”</text:span> <text:s/><text:span text:style-name="T4"><text:s text:c="18"/></text:span><text:s/><text:span text:style-name="T10">202</text:span><text:span text:style-name="T17">1</text:span><text:span text:style-name="T10">г</text:span>.</text:p>
      <text:p text:style-name="P1"/>
      <text:p text:style-name="P1"/>
      <text:p text:style-name="P4">График</text:p>
      <text:p text:style-name="P2"><text:span text:style-name="T18">технического обслуживания систем телемеханики на <text:s/></text:span><text:span text:style-name="T20">202</text:span><text:span text:style-name="T21">1</text:span><text:span text:style-name="T20">г</text:span><text:span text:style-name="T18">.</text:span></text:p>
      <text:p text:style-name="P6">г. Глубокое, г. Поставы, г. Браслав, <text:s/>г. Миоры, г. Докшицы, г. Шарковщина. 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C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office:value-type="string">
            <text:p text:style-name="P15">№ ШРП</text:p>
          </table:table-cell>
          <table:table-cell table:style-name="Table1.A1" office:value-type="string">
            <text:h text:style-name="P63" text:outline-level="6">Адрес</text:h>
          </table:table-cell>
          <table:table-cell table:style-name="Table1.A1" office:value-type="string">
            <text:p text:style-name="P52">январь</text:p>
          </table:table-cell>
          <table:table-cell table:style-name="Table1.A1" office:value-type="string">
            <text:p text:style-name="P52">февраль</text:p>
          </table:table-cell>
          <table:table-cell table:style-name="Table1.A1" office:value-type="string">
            <text:p text:style-name="P52">март</text:p>
          </table:table-cell>
          <table:table-cell table:style-name="Table1.A1" office:value-type="string">
            <text:p text:style-name="P52">апрель</text:p>
          </table:table-cell>
          <table:table-cell table:style-name="Table1.A1" office:value-type="string">
            <text:p text:style-name="P52">май</text:p>
          </table:table-cell>
          <table:table-cell table:style-name="Table1.A1" office:value-type="string">
            <text:p text:style-name="P52">июнь</text:p>
          </table:table-cell>
          <table:table-cell table:style-name="Table1.A1" office:value-type="string">
            <text:p text:style-name="P52">июль</text:p>
          </table:table-cell>
          <table:table-cell table:style-name="Table1.A1" office:value-type="string">
            <text:p text:style-name="P52">август</text:p>
          </table:table-cell>
          <table:table-cell table:style-name="Table1.A1" office:value-type="string">
            <text:p text:style-name="P52">сентябрь</text:p>
          </table:table-cell>
          <table:table-cell table:style-name="Table1.A1" office:value-type="string">
            <text:p text:style-name="P52">октябрь</text:p>
          </table:table-cell>
          <table:table-cell table:style-name="Table1.A1" office:value-type="string">
            <text:p text:style-name="P52">ноябрь</text:p>
          </table:table-cell>
          <table:table-cell table:style-name="Table1.N1" office:value-type="string">
            <text:p text:style-name="P52">декабрь</text:p>
          </table:table-cell>
        </table:table-row>
        <table:table-row table:style-name="Table1.2">
          <table:table-cell table:style-name="Table1.N1" table:number-columns-spanned="14" office:value-type="string">
            <text:p text:style-name="P15">РГС Докшицы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16">ШРП-1</text:p>
          </table:table-cell>
          <table:table-cell table:style-name="Table1.A3" office:value-type="string">
            <text:p text:style-name="P42">Докшицы (Крулевщина, ул. М. Горького 84/1)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2">2</text:span><text:span text:style-name="T29">4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2">2</text:span><text:span text:style-name="T28">4</text:span></text:p>
          </table:table-cell>
        </table:table-row>
        <table:table-row table:style-name="Table1.2">
          <table:table-cell table:style-name="Table1.A3" office:value-type="string">
            <text:p text:style-name="P16">ШРП-2</text:p>
          </table:table-cell>
          <table:table-cell table:style-name="Table1.A3" office:value-type="string">
            <text:p text:style-name="P42">Докшицы (д.Крулевщина, ул. Полевого)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2">2</text:span><text:span text:style-name="T29">4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2">2</text:span><text:span text:style-name="T28">4</text:span></text:p>
          </table:table-cell>
        </table:table-row>
        <table:table-row table:style-name="Table1.2">
          <table:table-cell table:style-name="Table1.A3" office:value-type="string">
            <text:p text:style-name="P16">ШРП-4</text:p>
          </table:table-cell>
          <table:table-cell table:style-name="Table1.A3" office:value-type="string">
            <text:p text:style-name="P42">Докшицы, ул. Октябрьск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2">2</text:span><text:span text:style-name="T29">4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2">2</text:span><text:span text:style-name="T28">4</text:span></text:p>
          </table:table-cell>
        </table:table-row>
        <table:table-row table:style-name="Table1.2">
          <table:table-cell table:style-name="Table1.A3" office:value-type="string">
            <text:p text:style-name="P16">ШРП-8</text:p>
          </table:table-cell>
          <table:table-cell table:style-name="Table1.A3" office:value-type="string">
            <text:p text:style-name="P11">Докшицы, д. Прудинки, ул Школьн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6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6</text:span></text:p>
          </table:table-cell>
          <table:table-cell table:style-name="Table1.N6" office:value-type="string">
            <text:p text:style-name="P9"/>
          </table:table-cell>
        </table:table-row>
        <table:table-row table:style-name="Table1.2">
          <table:table-cell table:style-name="Table1.A3" office:value-type="string">
            <text:p text:style-name="P16">ШРП-9</text:p>
          </table:table-cell>
          <table:table-cell table:style-name="Table1.A3" office:value-type="string">
            <text:p text:style-name="P11">Докшицы, г.п. Бегомль, ул. Машерова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6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6</text:span></text:p>
          </table:table-cell>
          <table:table-cell table:style-name="Table1.N6" office:value-type="string">
            <text:p text:style-name="P9"/>
          </table:table-cell>
        </table:table-row>
        <table:table-row table:style-name="Table1.2">
          <table:table-cell table:style-name="Table1.A3" office:value-type="string">
            <text:p text:style-name="P16">ШРП-10</text:p>
          </table:table-cell>
          <table:table-cell table:style-name="Table1.A3" office:value-type="string">
            <text:p text:style-name="P11">Докшицы, г.п. Бегомль, ул. Лепельск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6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6</text:span></text:p>
          </table:table-cell>
          <table:table-cell table:style-name="Table1.N6" office:value-type="string">
            <text:p text:style-name="P9"/>
          </table:table-cell>
        </table:table-row>
        <table:table-row table:style-name="Table1.2">
          <table:table-cell table:style-name="Table1.A3" office:value-type="string">
            <text:p text:style-name="P16">ШРП-11</text:p>
          </table:table-cell>
          <table:table-cell table:style-name="Table1.A3" office:value-type="string">
            <text:p text:style-name="P42">Докшицкий р-н, д.Торгуны, ул.Молодежная,11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6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6</text:span></text:p>
          </table:table-cell>
          <table:table-cell table:style-name="Table1.N6" office:value-type="string">
            <text:p text:style-name="P9"/>
          </table:table-cell>
        </table:table-row>
        <table:table-row table:style-name="Table1.10">
          <table:table-cell table:style-name="Table1.A3" office:value-type="string">
            <text:p text:style-name="P16">ШРП-13</text:p>
          </table:table-cell>
          <table:table-cell table:style-name="Table1.A3" office:value-type="string">
            <text:p text:style-name="P11">Докшицы, Парафьяново, ул. М. Горького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2">2</text:span><text:span text:style-name="T29">4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2">2</text:span><text:span text:style-name="T28">4</text:span></text:p>
          </table:table-cell>
        </table:table-row>
        <table:table-row table:style-name="Table1.2">
          <table:table-cell table:style-name="Table1.A3" office:value-type="string">
            <text:p text:style-name="P16">ШРП-14</text:p>
          </table:table-cell>
          <table:table-cell table:style-name="Table1.A3" office:value-type="string">
            <text:p text:style-name="P11">Докшицы, Парафьяново, ул. Молодежн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17">2<text:span text:style-name="T12">4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2">2</text:span><text:span text:style-name="T28">4</text:span></text:p>
          </table:table-cell>
        </table:table-row>
        <table:table-row table:style-name="Table1.2">
          <table:table-cell table:style-name="Table1.A3" office:value-type="string">
            <text:p text:style-name="P16">ШРП-15</text:p>
          </table:table-cell>
          <table:table-cell table:style-name="Table1.A3" office:value-type="string">
            <text:p text:style-name="P42">Докшицы (а.г. Крулевщина)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18">2<text:span text:style-name="T12">5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2">2</text:span><text:span text:style-name="T28">3</text:span></text:p>
          </table:table-cell>
        </table:table-row>
        <table:table-row table:style-name="Table1.2">
          <table:table-cell table:style-name="Table1.A3" office:value-type="string">
            <text:p text:style-name="P16">ШРП-19</text:p>
          </table:table-cell>
          <table:table-cell table:style-name="Table1.A3" office:value-type="string">
            <text:p text:style-name="P11">Докшицы, д. Глинное, ул. Я. Купалы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7</text:span>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4">6</text:span></text:p>
          </table:table-cell>
          <table:table-cell table:style-name="Table1.N6" office:value-type="string">
            <text:p text:style-name="P9"/>
          </table:table-cell>
        </table:table-row>
        <table:table-row table:style-name="Table1.2">
          <table:table-cell table:style-name="Table1.A3" office:value-type="string">
            <text:p text:style-name="P16">ШРП-20</text:p>
          </table:table-cell>
          <table:table-cell table:style-name="Table1.A3" office:value-type="string">
            <text:p text:style-name="P42">Докшицы (д.Кр. березино, пер. Молодежный)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18">2<text:span text:style-name="T12">5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2">2</text:span><text:span text:style-name="T28">3</text:span></text:p>
          </table:table-cell>
        </table:table-row>
        <table:table-row table:style-name="Table1.2">
          <table:table-cell table:style-name="Table1.A3" office:value-type="string">
            <text:p text:style-name="P16">ШРП-21</text:p>
          </table:table-cell>
          <table:table-cell table:style-name="Table1.A3" office:value-type="string">
            <text:p text:style-name="P11">Парафьяново, ул. Советск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2">2</text:span><text:span text:style-name="T29">5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2">2</text:span><text:span text:style-name="T28">3</text:span></text:p>
          </table:table-cell>
        </table:table-row>
        <table:table-row table:style-name="Table1.2">
          <table:table-cell table:style-name="Table1.A3" office:value-type="string">
            <text:p text:style-name="P16">ШРП-22</text:p>
          </table:table-cell>
          <table:table-cell table:style-name="Table1.A3" office:value-type="string">
            <text:p text:style-name="P11">аг. Ситцы, ул. Аэродромная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H3" office:value-type="string">
            <text:p text:style-name="P3"><text:span text:style-name="T22">2</text:span><text:span text:style-name="T29">5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N3" office:value-type="string">
            <text:p text:style-name="P3"><text:span text:style-name="T22">2</text:span><text:span text:style-name="T28">3</text:span></text:p>
          </table:table-cell>
        </table:table-row>
        <text:soft-page-break/>
        <table:table-row table:style-name="Table1.17">
          <table:table-cell table:style-name="Table1.A3" office:value-type="string">
            <text:p text:style-name="P16">ШРП-23</text:p>
          </table:table-cell>
          <table:table-cell table:style-name="Table1.A3" office:value-type="string">
            <text:p text:style-name="P11">Докшицы, д. Крипули, пер. Центральный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1">7</text:span></text:p>
          </table:table-cell>
          <table:table-cell table:style-name="Table1.H6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  <table:table-cell table:style-name="Table1.G6" office:value-type="string">
            <text:p text:style-name="P18">2<text:span text:style-name="T14">6</text:span></text:p>
          </table:table-cell>
          <table:table-cell table:style-name="Table1.N6" office:value-type="string">
            <text:p text:style-name="P9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I" table:number-columns-repeated="2"/>
        <table:table-column table:style-name="Table4.M"/>
        <table:table-column table:style-name="Table4.N"/>
        <table:table-row table:style-name="Table4.1">
          <table:table-cell table:style-name="Table4.A1" office:value-type="string">
            <text:p text:style-name="P15">№ ШРП</text:p>
          </table:table-cell>
          <table:table-cell table:style-name="Table4.A1" office:value-type="string">
            <text:h text:style-name="P63" text:outline-level="6">Адрес</text:h>
          </table:table-cell>
          <table:table-cell table:style-name="Table4.A1" office:value-type="string">
            <text:p text:style-name="P52">январь</text:p>
          </table:table-cell>
          <table:table-cell table:style-name="Table4.A1" office:value-type="string">
            <text:p text:style-name="P52">февраль</text:p>
          </table:table-cell>
          <table:table-cell table:style-name="Table4.A1" office:value-type="string">
            <text:p text:style-name="P52">март</text:p>
          </table:table-cell>
          <table:table-cell table:style-name="Table4.A1" office:value-type="string">
            <text:p text:style-name="P52">апрель</text:p>
          </table:table-cell>
          <table:table-cell table:style-name="Table4.G1" office:value-type="string">
            <text:p text:style-name="P52">май</text:p>
          </table:table-cell>
          <table:table-cell table:style-name="Table4.H1" office:value-type="string">
            <text:p text:style-name="P52">июнь</text:p>
          </table:table-cell>
          <table:table-cell table:style-name="Table4.A1" office:value-type="string">
            <text:p text:style-name="P52">июль</text:p>
          </table:table-cell>
          <table:table-cell table:style-name="Table4.A1" office:value-type="string">
            <text:p text:style-name="P52">август</text:p>
          </table:table-cell>
          <table:table-cell table:style-name="Table4.A1" office:value-type="string">
            <text:p text:style-name="P52">сентябрь</text:p>
          </table:table-cell>
          <table:table-cell table:style-name="Table4.A1" office:value-type="string">
            <text:p text:style-name="P52">октябрь</text:p>
          </table:table-cell>
          <table:table-cell table:style-name="Table4.G1" office:value-type="string">
            <text:p text:style-name="P52">ноябрь</text:p>
          </table:table-cell>
          <table:table-cell table:style-name="Table4.N1" office:value-type="string">
            <text:p text:style-name="P52">декабрь</text:p>
          </table:table-cell>
        </table:table-row>
        <table:table-row table:style-name="Table4.2">
          <table:table-cell table:style-name="Table4.A27" office:value-type="string">
            <text:p text:style-name="P16">ШРП-24</text:p>
          </table:table-cell>
          <table:table-cell table:style-name="Table4.B27" office:value-type="string">
            <text:p text:style-name="P42">Докшицы (д.Янки, ул. Пионерская)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" office:value-type="string">
            <text:p text:style-name="P18">2<text:span text:style-name="T11">7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18">2<text:span text:style-name="T14">6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2">
          <table:table-cell table:style-name="Table4.A27" office:value-type="string">
            <text:p text:style-name="P16">ШРП-25</text:p>
          </table:table-cell>
          <table:table-cell table:style-name="Table4.B27" office:value-type="string">
            <text:p text:style-name="P44">Докшицы (</text:p>
            <text:p text:style-name="P12">д.Подомхи)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2">2</text:span><text:span text:style-name="T29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2">2</text:span><text:span text:style-name="T28">3</text:span></text:p>
          </table:table-cell>
        </table:table-row>
        <table:table-row table:style-name="Table4.2">
          <table:table-cell table:style-name="Table4.A27" office:value-type="string">
            <text:p text:style-name="P16">ШРП-26</text:p>
          </table:table-cell>
          <table:table-cell table:style-name="Table4.B27" office:value-type="string">
            <text:p text:style-name="P11">Докшицы, Парафьяново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2">2</text:span><text:span text:style-name="T31">3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2">2</text:span><text:span text:style-name="T28">2</text:span></text:p>
          </table:table-cell>
        </table:table-row>
        <table:table-row table:style-name="Table4.2">
          <table:table-cell table:style-name="Table4.A27" office:value-type="string">
            <text:p text:style-name="P16">ШРП-27</text:p>
          </table:table-cell>
          <table:table-cell table:style-name="Table4.B27" office:value-type="string">
            <text:p text:style-name="P42">Докшицы (д. Вольберовичи, ул. Озерная)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H3" office:value-type="string">
            <text:p text:style-name="P18">2<text:span text:style-name="T11">7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18">2<text:span text:style-name="T14">6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2">
          <table:table-cell table:style-name="Table4.A27" office:value-type="string">
            <text:p text:style-name="P16">ШРП-28</text:p>
          </table:table-cell>
          <table:table-cell table:style-name="Table4.B27" office:value-type="string">
            <text:p text:style-name="P11">Докшицы, ГРС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2">2</text:span><text:span text:style-name="T31">3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2">2</text:span><text:span text:style-name="T28">2</text:span></text:p>
          </table:table-cell>
        </table:table-row>
        <table:table-row table:style-name="Table4.7">
          <table:table-cell table:style-name="Table4.A27" office:value-type="string">
            <text:p text:style-name="P16">ШРП-29</text:p>
          </table:table-cell>
          <table:table-cell table:style-name="Table4.B27" office:value-type="string">
            <text:p text:style-name="P11">Докшицы, Барсуки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2">2</text:span><text:span text:style-name="T31">3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2">2</text:span><text:span text:style-name="T28">2</text:span></text:p>
          </table:table-cell>
        </table:table-row>
        <table:table-row table:style-name="Table4.7">
          <table:table-cell table:style-name="Table4.A27" office:value-type="string">
            <text:p text:style-name="P16">ШРП-30</text:p>
          </table:table-cell>
          <table:table-cell table:style-name="Table4.B27" office:value-type="string">
            <text:p text:style-name="P11">г. Докшицы, д. Порплище ул. Школьная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2">2</text:span><text:span text:style-name="T31">3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2">2</text:span><text:span text:style-name="T28">2</text:span></text:p>
          </table:table-cell>
        </table:table-row>
        <table:table-row table:style-name="Table4.7">
          <table:table-cell table:style-name="Table4.A27" office:value-type="string">
            <text:p text:style-name="P35">ШРП-3</text:p>
          </table:table-cell>
          <table:table-cell table:style-name="Table4.B27" office:value-type="string">
            <text:p text:style-name="P11">Докшицы ул. Гайдара </text:p>
          </table:table-cell>
          <table:table-cell table:style-name="Table4.H2" office:value-type="string">
            <text:p text:style-name="P45"/>
          </table:table-cell>
          <table:table-cell table:style-name="Table4.D9" office:value-type="string">
            <text:p text:style-name="P24">1<text:span text:style-name="T15">1</text:span></text:p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H2" office:value-type="string">
            <text:p text:style-name="P17"/>
          </table:table-cell>
          <table:table-cell table:style-name="Table4.D9" office:value-type="string">
            <text:p text:style-name="P38">1<text:span text:style-name="T32">3</text:span></text:p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5">ШРП-5</text:p>
          </table:table-cell>
          <table:table-cell table:style-name="Table4.B27" office:value-type="string">
            <text:p text:style-name="P11">г.Докшицы ул. Черняховского </text:p>
          </table:table-cell>
          <table:table-cell table:style-name="Table4.H2" office:value-type="string">
            <text:p text:style-name="P45"/>
          </table:table-cell>
          <table:table-cell table:style-name="Table4.D9" office:value-type="string">
            <text:p text:style-name="P24">1<text:span text:style-name="T15">1</text:span></text:p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H2" office:value-type="string">
            <text:p text:style-name="P17"/>
          </table:table-cell>
          <table:table-cell table:style-name="Table4.D9" office:value-type="string">
            <text:p text:style-name="P38">1<text:span text:style-name="T32">3</text:span></text:p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5">ШРП-6</text:p>
          </table:table-cell>
          <table:table-cell table:style-name="Table4.B27" office:value-type="string">
            <text:p text:style-name="P11">Докшицы ул. Школьная </text:p>
          </table:table-cell>
          <table:table-cell table:style-name="Table4.H2" office:value-type="string">
            <text:p text:style-name="P45"/>
          </table:table-cell>
          <table:table-cell table:style-name="Table4.D9" office:value-type="string">
            <text:p text:style-name="P24">1<text:span text:style-name="T15">1</text:span></text:p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H2" office:value-type="string">
            <text:p text:style-name="P17"/>
          </table:table-cell>
          <table:table-cell table:style-name="Table4.D9" office:value-type="string">
            <text:p text:style-name="P38">1<text:span text:style-name="T32">3</text:span></text:p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5">ШРП-7</text:p>
          </table:table-cell>
          <table:table-cell table:style-name="Table4.B27" office:value-type="string">
            <text:p text:style-name="P11">Докшицы ул.Восточная </text:p>
          </table:table-cell>
          <table:table-cell table:style-name="Table4.H2" office:value-type="string">
            <text:p text:style-name="P45"/>
          </table:table-cell>
          <table:table-cell table:style-name="Table4.D9" office:value-type="string">
            <text:p text:style-name="P24">1<text:span text:style-name="T15">1</text:span></text:p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H2" office:value-type="string">
            <text:p text:style-name="P17"/>
          </table:table-cell>
          <table:table-cell table:style-name="Table4.D9" office:value-type="string">
            <text:p text:style-name="P38">1<text:span text:style-name="T32">3</text:span></text:p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5">ШРП-12</text:p>
          </table:table-cell>
          <table:table-cell table:style-name="Table4.B27" office:value-type="string">
            <text:p text:style-name="P11">Докшицы, ул. Полевая, д.40-52 </text:p>
          </table:table-cell>
          <table:table-cell table:style-name="Table4.D9" office:value-type="string">
            <text:p text:style-name="P45">1<text:span text:style-name="T15">5</text:span></text:p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D9" office:value-type="string">
            <text:p text:style-name="P17">13</text:p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5">ШРП-16</text:p>
          </table:table-cell>
          <table:table-cell table:style-name="Table4.B27" office:value-type="string">
            <text:p text:style-name="P11">Докшицкий р-н, г.п.Крулевщина ул. Полевая 4/4 </text:p>
          </table:table-cell>
          <table:table-cell table:style-name="Table4.D9" office:value-type="string">
            <text:p text:style-name="P45">1<text:span text:style-name="T15">5</text:span></text:p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D9" office:value-type="string">
            <text:p text:style-name="P17">13</text:p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5">ШРП-17</text:p>
          </table:table-cell>
          <table:table-cell table:style-name="Table4.B27" office:value-type="string">
            <text:p text:style-name="P11">г.Докшицы, ул.Полевая д.34-36 </text:p>
          </table:table-cell>
          <table:table-cell table:style-name="Table4.D9" office:value-type="string">
            <text:p text:style-name="P45">1<text:span text:style-name="T15">5</text:span></text:p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D9" office:value-type="string">
            <text:p text:style-name="P17">13</text:p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35">ШРП-18</text:p>
          </table:table-cell>
          <table:table-cell table:style-name="Table4.B27" office:value-type="string">
            <text:p text:style-name="P11">Докшицкий р-н, д. Рашковка </text:p>
          </table:table-cell>
          <table:table-cell table:style-name="Table4.D9" office:value-type="string">
            <text:p text:style-name="P45">1<text:span text:style-name="T15">5</text:span></text:p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2" office:value-type="string">
            <text:p text:style-name="P9"/>
          </table:table-cell>
          <table:table-cell table:style-name="Table4.D9" office:value-type="string">
            <text:p text:style-name="P17">13</text:p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17" table:number-columns-spanned="14" office:value-type="string">
            <text:p text:style-name="P15"/>
            <text:p text:style-name="P15">РГС Поставы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27" office:value-type="string">
            <text:p text:style-name="P15">№ ШРП</text:p>
          </table:table-cell>
          <table:table-cell table:style-name="Table4.B27" office:value-type="string">
            <text:h text:style-name="P63" text:outline-level="6">Адрес</text:h>
          </table:table-cell>
          <table:table-cell table:style-name="Table4.C27" office:value-type="string">
            <text:p text:style-name="P52">январь</text:p>
          </table:table-cell>
          <table:table-cell table:style-name="Table4.D27" office:value-type="string">
            <text:p text:style-name="P52">февраль</text:p>
          </table:table-cell>
          <table:table-cell table:style-name="Table4.E27" office:value-type="string">
            <text:p text:style-name="P52">март</text:p>
          </table:table-cell>
          <table:table-cell table:style-name="Table4.F27" office:value-type="string">
            <text:p text:style-name="P52">апрель</text:p>
          </table:table-cell>
          <table:table-cell table:style-name="Table4.G2" office:value-type="string">
            <text:p text:style-name="P52">май</text:p>
          </table:table-cell>
          <table:table-cell table:style-name="Table4.H2" office:value-type="string">
            <text:p text:style-name="P52">июнь</text:p>
          </table:table-cell>
          <table:table-cell table:style-name="Table4.L27" office:value-type="string">
            <text:p text:style-name="P52">июль</text:p>
          </table:table-cell>
          <table:table-cell table:style-name="Table4.J27" office:value-type="string">
            <text:p text:style-name="P52">август</text:p>
          </table:table-cell>
          <table:table-cell table:style-name="Table4.L27" office:value-type="string">
            <text:p text:style-name="P52">сентябрь</text:p>
          </table:table-cell>
          <table:table-cell table:style-name="Table4.L27" office:value-type="string">
            <text:p text:style-name="P52">октябрь</text:p>
          </table:table-cell>
          <table:table-cell table:style-name="Table4.G2" office:value-type="string">
            <text:p text:style-name="P52">ноябрь</text:p>
          </table:table-cell>
          <table:table-cell table:style-name="Table4.N2" office:value-type="string">
            <text:p text:style-name="P52">декабрь</text:p>
          </table:table-cell>
        </table:table-row>
        <table:table-row table:style-name="Table4.7">
          <table:table-cell table:style-name="Table4.A27" office:value-type="string">
            <text:p text:style-name="P16">ШРП-1</text:p>
          </table:table-cell>
          <table:table-cell table:style-name="Table4.B27" office:value-type="string">
            <text:p text:style-name="P42">Поставы, ул. Веры Хоружей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" office:value-type="string">
            <text:p text:style-name="P19">1<text:span text:style-name="T15">3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20">1<text:span text:style-name="T16">1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16">ПШРП-1</text:p>
          </table:table-cell>
          <table:table-cell table:style-name="Table4.B27" office:value-type="string">
            <text:p text:style-name="P42">Поставский р-н, н.п. Юньки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2">1</text:span><text:span text:style-name="T24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2">1</text:span><text:span text:style-name="T24">5</text:span></text:p>
          </table:table-cell>
        </table:table-row>
        <table:table-row table:style-name="Table4.7">
          <table:table-cell table:style-name="Table4.A27" office:value-type="string">
            <text:p text:style-name="P16">ШРП-2</text:p>
          </table:table-cell>
          <table:table-cell table:style-name="Table4.B27" office:value-type="string">
            <text:p text:style-name="P42">Поставский р-н, н.п. <text:span text:style-name="T22">Новоселки</text:span>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" office:value-type="string">
            <text:p text:style-name="P19">1<text:span text:style-name="T15">3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20">1<text:span text:style-name="T16">1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16">ШРП-3</text:p>
          </table:table-cell>
          <table:table-cell table:style-name="Table4.B27" office:value-type="string">
            <text:p text:style-name="P42">Поставы, ул. Стадионная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" office:value-type="string">
            <text:p text:style-name="P19">1<text:span text:style-name="T15">3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20">1<text:span text:style-name="T16">1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16">ПШРП-3</text:p>
          </table:table-cell>
          <table:table-cell table:style-name="Table4.B27" office:value-type="string">
            <text:p text:style-name="P42">Поставский р-н, н.п. <text:span text:style-name="T22">Воропаево</text:span>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2">1</text:span><text:span text:style-name="T24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2">1</text:span><text:span text:style-name="T24">5</text:span></text:p>
          </table:table-cell>
        </table:table-row>
        <table:table-row table:style-name="Table4.7">
          <table:table-cell table:style-name="Table4.A27" office:value-type="string">
            <text:p text:style-name="P16">ШРП-4</text:p>
          </table:table-cell>
          <table:table-cell table:style-name="Table4.B27" office:value-type="string">
            <text:p text:style-name="P42">Поставы, ул. Гайдара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2">1</text:span><text:span text:style-name="T24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2">1</text:span><text:span text:style-name="T24">5</text:span></text:p>
          </table:table-cell>
        </table:table-row>
        <text:soft-page-break/>
        <table:table-row table:style-name="Table4.7">
          <table:table-cell table:style-name="Table4.A27" office:value-type="string">
            <text:p text:style-name="P16">ПШРП-4</text:p>
          </table:table-cell>
          <table:table-cell table:style-name="Table4.B27" office:value-type="string">
            <text:p text:style-name="P42">Поставский р-н, н.п. <text:span text:style-name="T22">Камаи</text:span>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" office:value-type="string">
            <text:p text:style-name="P19">1<text:span text:style-name="T15">3</text:span></text:p>
          </table:table-cell>
          <table:table-cell table:style-name="Table4.H2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G2" office:value-type="string">
            <text:p text:style-name="P20">1<text:span text:style-name="T16">1</text:span></text:p>
          </table:table-cell>
          <table:table-cell table:style-name="Table4.N2" office:value-type="string">
            <text:p text:style-name="P9"/>
          </table:table-cell>
        </table:table-row>
        <table:table-row table:style-name="Table4.7">
          <table:table-cell table:style-name="Table4.A27" office:value-type="string">
            <text:p text:style-name="P16">ШРП-6</text:p>
          </table:table-cell>
          <table:table-cell table:style-name="Table4.B27" office:value-type="string">
            <text:p text:style-name="P42">г. Поставы, ул. Цветочная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2">1</text:span><text:span text:style-name="T24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3" office:value-type="string">
            <text:p text:style-name="P3"><text:span text:style-name="T22">1</text:span><text:span text:style-name="T24">5</text:span></text:p>
          </table:table-cell>
        </table:table-row>
        <table:table-row table:style-name="Table4.7">
          <table:table-cell table:style-name="Table4.A27" office:value-type="string">
            <text:p text:style-name="P16">ПШРП-6</text:p>
          </table:table-cell>
          <table:table-cell table:style-name="Table4.B27" office:value-type="string">
            <text:p text:style-name="P42">Поставский р-н, н.п. <text:span text:style-name="T22">Новоселки</text:span></text:p>
          </table:table-cell>
          <table:table-cell table:style-name="Table4.C27" office:value-type="string">
            <text:p text:style-name="P9"/>
          </table:table-cell>
          <table:table-cell table:style-name="Table4.D27" office:value-type="string">
            <text:p text:style-name="P9"/>
          </table:table-cell>
          <table:table-cell table:style-name="Table4.E27" office:value-type="string">
            <text:p text:style-name="P9"/>
          </table:table-cell>
          <table:table-cell table:style-name="Table4.F27" office:value-type="string">
            <text:p text:style-name="P9"/>
          </table:table-cell>
          <table:table-cell table:style-name="Table4.G27" office:value-type="string">
            <text:p text:style-name="P9"/>
          </table:table-cell>
          <table:table-cell table:style-name="Table4.H3" office:value-type="string">
            <text:p text:style-name="P3"><text:span text:style-name="T22">1</text:span><text:span text:style-name="T30">5</text:span></text:p>
          </table:table-cell>
          <table:table-cell table:style-name="Table4.L27" office:value-type="string">
            <text:p text:style-name="P9"/>
          </table:table-cell>
          <table:table-cell table:style-name="Table4.J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L27" office:value-type="string">
            <text:p text:style-name="P9"/>
          </table:table-cell>
          <table:table-cell table:style-name="Table4.M27" office:value-type="string">
            <text:p text:style-name="P9"/>
          </table:table-cell>
          <table:table-cell table:style-name="Table4.N27" office:value-type="string">
            <text:p text:style-name="Standard"><text:span text:style-name="T22">1</text:span><text:span text:style-name="T24">5</text:span></text:p>
          </table:table-cell>
        </table:table-row>
        <table:table-row table:style-name="Table4.7">
          <table:table-cell table:style-name="Table4.A28" office:value-type="string">
            <text:p text:style-name="P16">ШРП-7</text:p>
          </table:table-cell>
          <table:table-cell table:style-name="Table4.B28" office:value-type="string">
            <text:p text:style-name="P42">г. Поставы, ул. Ленинская, 151А</text:p>
          </table:table-cell>
          <table:table-cell table:style-name="Table4.C28" office:value-type="string">
            <text:p text:style-name="P9"/>
          </table:table-cell>
          <table:table-cell table:style-name="Table4.D28" office:value-type="string">
            <text:p text:style-name="P9"/>
          </table:table-cell>
          <table:table-cell table:style-name="Table4.E28" office:value-type="string">
            <text:p text:style-name="P9"/>
          </table:table-cell>
          <table:table-cell table:style-name="Table4.F28" office:value-type="string">
            <text:p text:style-name="P9"/>
          </table:table-cell>
          <table:table-cell table:style-name="Table4.G28" office:value-type="string">
            <text:p text:style-name="P9"/>
          </table:table-cell>
          <table:table-cell table:style-name="Table4.H3" office:value-type="string">
            <text:p text:style-name="P3"><text:span text:style-name="T22">1</text:span><text:span text:style-name="T26">6</text:span></text:p>
          </table:table-cell>
          <table:table-cell table:style-name="Table4.L28" office:value-type="string">
            <text:p text:style-name="P9"/>
          </table:table-cell>
          <table:table-cell table:style-name="Table4.J28" office:value-type="string">
            <text:p text:style-name="P9"/>
          </table:table-cell>
          <table:table-cell table:style-name="Table4.L28" office:value-type="string">
            <text:p text:style-name="P9"/>
          </table:table-cell>
          <table:table-cell table:style-name="Table4.L28" office:value-type="string">
            <text:p text:style-name="P9"/>
          </table:table-cell>
          <table:table-cell table:style-name="Table4.M28" office:value-type="string">
            <text:p text:style-name="P9"/>
          </table:table-cell>
          <table:table-cell table:style-name="Table4.N27" office:value-type="string">
            <text:p text:style-name="Standard"><text:span text:style-name="T22">1</text:span><text:span text:style-name="T30">6</text:span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I" table:number-columns-repeated="2"/>
        <table:table-column table:style-name="Table3.M"/>
        <table:table-column table:style-name="Table3.N"/>
        <table:table-row table:style-name="Table3.1">
          <table:table-cell table:style-name="Table3.A1" office:value-type="string">
            <text:p text:style-name="P15">№ ШРП</text:p>
          </table:table-cell>
          <table:table-cell table:style-name="Table3.A1" office:value-type="string">
            <text:h text:style-name="P63" text:outline-level="6">Адрес</text:h>
          </table:table-cell>
          <table:table-cell table:style-name="Table3.A1" office:value-type="string">
            <text:p text:style-name="P52">январь</text:p>
          </table:table-cell>
          <table:table-cell table:style-name="Table3.A1" office:value-type="string">
            <text:p text:style-name="P52">февраль</text:p>
          </table:table-cell>
          <table:table-cell table:style-name="Table3.A1" office:value-type="string">
            <text:p text:style-name="P52">март</text:p>
          </table:table-cell>
          <table:table-cell table:style-name="Table3.A1" office:value-type="string">
            <text:p text:style-name="P52">апрель</text:p>
          </table:table-cell>
          <table:table-cell table:style-name="Table3.G1" office:value-type="string">
            <text:p text:style-name="P52">май</text:p>
          </table:table-cell>
          <table:table-cell table:style-name="Table3.H1" office:value-type="string">
            <text:p text:style-name="P52">июнь</text:p>
          </table:table-cell>
          <table:table-cell table:style-name="Table3.A1" office:value-type="string">
            <text:p text:style-name="P52">июль</text:p>
          </table:table-cell>
          <table:table-cell table:style-name="Table3.A1" office:value-type="string">
            <text:p text:style-name="P52">август</text:p>
          </table:table-cell>
          <table:table-cell table:style-name="Table3.A1" office:value-type="string">
            <text:p text:style-name="P52">сентябрь</text:p>
          </table:table-cell>
          <table:table-cell table:style-name="Table3.A1" office:value-type="string">
            <text:p text:style-name="P52">октябрь</text:p>
          </table:table-cell>
          <table:table-cell table:style-name="Table3.G1" office:value-type="string">
            <text:p text:style-name="P52">ноябрь</text:p>
          </table:table-cell>
          <table:table-cell table:style-name="Table3.N1" office:value-type="string">
            <text:p text:style-name="P52">декабрь</text:p>
          </table:table-cell>
        </table:table-row>
        <table:table-row table:style-name="Table3.2">
          <table:table-cell table:style-name="Table3.A29" office:value-type="string">
            <text:p text:style-name="P16">ПШРП-7</text:p>
          </table:table-cell>
          <table:table-cell table:style-name="Table3.B29" office:value-type="string">
            <text:p text:style-name="P42">Поставский р-н, н.п. <text:span text:style-name="T22">Камаи</text:span>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5">3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1</text:span></text:p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8</text:p>
          </table:table-cell>
          <table:table-cell table:style-name="Table3.B29" office:value-type="string">
            <text:p text:style-name="P42">г. Поставы, ул. Ленинская,133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3" office:value-type="string">
            <text:p text:style-name="P3"><text:span text:style-name="T22">1</text:span><text:span text:style-name="T26">6</text:span></text:p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3" office:value-type="string">
            <text:p text:style-name="P3"><text:span text:style-name="T22">1</text:span><text:span text:style-name="T30">6</text:span></text:p>
          </table:table-cell>
        </table:table-row>
        <table:table-row table:style-name="Table3.2">
          <table:table-cell table:style-name="Table3.A29" office:value-type="string">
            <text:p text:style-name="P16">ПШРП-8</text:p>
          </table:table-cell>
          <table:table-cell table:style-name="Table3.B29" office:value-type="string">
            <text:p text:style-name="P42">Поставский р-н, н.п. <text:span text:style-name="T22">Лынтупы</text:span>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6">4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2</text:span></text:p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9</text:p>
          </table:table-cell>
          <table:table-cell table:style-name="Table3.B29" office:value-type="string">
            <text:p text:style-name="P44">Поставы, ул.</text:p>
            <text:p text:style-name="P12"><text:s/>Пролетарская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3" office:value-type="string">
            <text:p text:style-name="P3"><text:span text:style-name="T22">1</text:span><text:span text:style-name="T26">6</text:span></text:p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3" office:value-type="string">
            <text:p text:style-name="P3"><text:span text:style-name="T22">1</text:span><text:span text:style-name="T30">6</text:span></text:p>
          </table:table-cell>
        </table:table-row>
        <table:table-row table:style-name="Table3.2">
          <table:table-cell table:style-name="Table3.A29" office:value-type="string">
            <text:p text:style-name="P16">ПШРП-9</text:p>
          </table:table-cell>
          <table:table-cell table:style-name="Table3.B29" office:value-type="string">
            <text:p text:style-name="P11">н.п. Старый двор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3" office:value-type="string">
            <text:p text:style-name="P3"><text:span text:style-name="T22">1</text:span><text:span text:style-name="T26">6</text:span></text:p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3" office:value-type="string">
            <text:p text:style-name="P3"><text:span text:style-name="T22">1</text:span><text:span text:style-name="T30">6</text:span></text:p>
          </table:table-cell>
        </table:table-row>
        <table:table-row table:style-name="Table3.2">
          <table:table-cell table:style-name="Table3.A29" office:value-type="string">
            <text:p text:style-name="P16">ПШРП-10</text:p>
          </table:table-cell>
          <table:table-cell table:style-name="Table3.B29" office:value-type="string">
            <text:p text:style-name="P42">Поставский р-н, н.п. Ширки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5">4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2</text:span></text:p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1</text:p>
          </table:table-cell>
          <table:table-cell table:style-name="Table3.B29" office:value-type="string">
            <text:p text:style-name="P11">н.п. Новоселки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5">4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2</text:span></text:p>
          </table:table-cell>
          <table:table-cell table:style-name="Table3.N8" office:value-type="string">
            <text:p text:style-name="P8"/>
          </table:table-cell>
        </table:table-row>
        <table:table-row table:style-name="Table3.2">
          <table:table-cell table:style-name="Table3.A29" office:value-type="string">
            <text:p text:style-name="P16">ШРП-12</text:p>
          </table:table-cell>
          <table:table-cell table:style-name="Table3.B29" office:value-type="string">
            <text:p text:style-name="P42">Поставский р-н, н.п. <text:span text:style-name="T22">Воропаево</text:span>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5">4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2</text:span></text:p>
          </table:table-cell>
          <table:table-cell table:style-name="Table3.N8" office:value-type="string">
            <text:p text:style-name="P8"/>
          </table:table-cell>
        </table:table-row>
        <table:table-row table:style-name="Table3.2">
          <table:table-cell table:style-name="Table3.A29" office:value-type="string">
            <text:p text:style-name="P16">ШРП-13</text:p>
          </table:table-cell>
          <table:table-cell table:style-name="Table3.B29" office:value-type="string">
            <text:p text:style-name="P42">Поставский р-н, н.п. <text:span text:style-name="T22">Камаи</text:span></text:p>
          </table:table-cell>
          <table:table-cell table:style-name="Table3.C29" office:value-type="string">
            <text:p text:style-name="P9"/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" office:value-type="string">
            <text:p text:style-name="P19">1<text:span text:style-name="T15">4</text:span></text:p>
          </table:table-cell>
          <table:table-cell table:style-name="Table3.H2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0">1<text:span text:style-name="T16">2</text:span></text:p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35">ПШРП-5</text:p>
          </table:table-cell>
          <table:table-cell table:style-name="Table3.B29" office:value-type="string">
            <text:p text:style-name="P42">г. Поставский р-н, н.п. Дворчаны </text:p>
          </table:table-cell>
          <table:table-cell table:style-name="Table3.C11" office:value-type="string">
            <text:p text:style-name="P17">2<text:span text:style-name="T16">0</text:span></text:p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C11" office:value-type="string">
            <text:p text:style-name="P17">1<text:span text:style-name="T16">6</text:span></text:p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35">ШРП-5</text:p>
          </table:table-cell>
          <table:table-cell table:style-name="Table3.B29" office:value-type="string">
            <text:p text:style-name="P42">г.Поставы, ул. 17 сентября 110А </text:p>
          </table:table-cell>
          <table:table-cell table:style-name="Table3.C11" office:value-type="string">
            <text:p text:style-name="P17">2<text:span text:style-name="T16">0</text:span></text:p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C11" office:value-type="string">
            <text:p text:style-name="P17">1<text:span text:style-name="T16">6</text:span></text:p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35">ШРП-18</text:p>
          </table:table-cell>
          <table:table-cell table:style-name="Table3.B29" office:value-type="string">
            <text:p text:style-name="P42">г.Поставы ул. М.Казея </text:p>
          </table:table-cell>
          <table:table-cell table:style-name="Table3.C11" office:value-type="string">
            <text:p text:style-name="P17">2<text:span text:style-name="T16">0</text:span></text:p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C11" office:value-type="string">
            <text:p text:style-name="P17">1<text:span text:style-name="T16">6</text:span></text:p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35">ШРП-10</text:p>
          </table:table-cell>
          <table:table-cell table:style-name="Table3.B29" office:value-type="string">
            <text:p text:style-name="P42">г.Поставы, ул Зеленая </text:p>
          </table:table-cell>
          <table:table-cell table:style-name="Table3.C11" office:value-type="string">
            <text:p text:style-name="P17">2<text:span text:style-name="T16">0</text:span></text:p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C11" office:value-type="string">
            <text:p text:style-name="P17">1<text:span text:style-name="T16">6</text:span></text:p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37">ШРП-19</text:p>
          </table:table-cell>
          <table:table-cell table:style-name="Table3.B29" office:value-type="string">
            <text:p text:style-name="P42">г. Поставы, ул. Строителей </text:p>
          </table:table-cell>
          <table:table-cell table:style-name="Table3.C11" office:value-type="string">
            <text:p text:style-name="P28">2<text:span text:style-name="T16">0</text:span></text:p>
          </table:table-cell>
          <table:table-cell table:style-name="Table3.D15" office:value-type="string">
            <text:p text:style-name="P9"/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C11" office:value-type="string">
            <text:p text:style-name="P28">1<text:span text:style-name="T16">6</text:span></text:p>
          </table:table-cell>
          <table:table-cell table:style-name="Table3.J15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" office:value-type="string">
            <text:p text:style-name="P9"/>
          </table:table-cell>
        </table:table-row>
        <table:table-row table:style-name="Table3.2">
          <table:table-cell table:style-name="Table3.A16" table:number-columns-spanned="14" office:value-type="string">
            <text:p text:style-name="P15">ПУ «Глубокоегаз»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9" office:value-type="string">
            <text:p text:style-name="P15">№ ШРП</text:p>
          </table:table-cell>
          <table:table-cell table:style-name="Table3.B29" office:value-type="string">
            <text:h text:style-name="P63" text:outline-level="6">Адрес</text:h>
          </table:table-cell>
          <table:table-cell table:style-name="Table3.C29" office:value-type="string">
            <text:p text:style-name="P52">январь</text:p>
          </table:table-cell>
          <table:table-cell table:style-name="Table3.H2" office:value-type="string">
            <text:p text:style-name="P52">февраль</text:p>
          </table:table-cell>
          <table:table-cell table:style-name="Table3.G2" office:value-type="string">
            <text:p text:style-name="P52">март</text:p>
          </table:table-cell>
          <table:table-cell table:style-name="Table3.F29" office:value-type="string">
            <text:p text:style-name="P52">апрель</text:p>
          </table:table-cell>
          <table:table-cell table:style-name="Table3.G29" office:value-type="string">
            <text:p text:style-name="P52">май</text:p>
          </table:table-cell>
          <table:table-cell table:style-name="Table3.H29" office:value-type="string">
            <text:p text:style-name="P52">июнь</text:p>
          </table:table-cell>
          <table:table-cell table:style-name="Table3.L29" office:value-type="string">
            <text:p text:style-name="P52">июль</text:p>
          </table:table-cell>
          <table:table-cell table:style-name="Table3.H2" office:value-type="string">
            <text:p text:style-name="P52">август</text:p>
          </table:table-cell>
          <table:table-cell table:style-name="Table3.H3" office:value-type="string">
            <text:p text:style-name="P52">сентябрь</text:p>
          </table:table-cell>
          <table:table-cell table:style-name="Table3.L29" office:value-type="string">
            <text:p text:style-name="P52">октябрь</text:p>
          </table:table-cell>
          <table:table-cell table:style-name="Table3.M29" office:value-type="string">
            <text:p text:style-name="P52">ноябрь</text:p>
          </table:table-cell>
          <table:table-cell table:style-name="Table3.N18" office:value-type="string">
            <text:p text:style-name="P52">декабрь</text:p>
          </table:table-cell>
        </table:table-row>
        <table:table-row table:style-name="Table3.2">
          <table:table-cell table:style-name="Table3.A29" office:value-type="string">
            <text:p text:style-name="P16">ШРП-3</text:p>
          </table:table-cell>
          <table:table-cell table:style-name="Table3.B29" office:value-type="string">
            <text:p text:style-name="P42">Глубокое, ул. Советская</text:p>
          </table:table-cell>
          <table:table-cell table:style-name="Table3.C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G2" office:value-type="string">
            <text:p text:style-name="P20">1<text:span text:style-name="T33">8</text:span></text:p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H3" office:value-type="string">
            <text:p text:style-name="P21">1<text:span text:style-name="T34">7</text:span></text:p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18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6</text:p>
          </table:table-cell>
          <table:table-cell table:style-name="Table3.B29" office:value-type="string">
            <text:p text:style-name="P42">Глубокое, ул. Калинина, 37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54">18</text:p>
          </table:table-cell>
          <table:table-cell table:style-name="Table3.E26" office:value-type="string">
            <text:p text:style-name="P13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31">19</text:p>
          </table:table-cell>
          <table:table-cell table:style-name="Table3.L29" office:value-type="string">
            <text:p text:style-name="P13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19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9</text:p>
          </table:table-cell>
          <table:table-cell table:style-name="Table3.B29" office:value-type="string">
            <text:p text:style-name="P11">Глубокое, д.Мамаи (на Озерцы)</text:p>
          </table:table-cell>
          <table:table-cell table:style-name="Table3.C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G2" office:value-type="string">
            <text:p text:style-name="P20">1<text:span text:style-name="T33">8</text:span></text:p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H3" office:value-type="string">
            <text:p text:style-name="P21">1<text:span text:style-name="T34">7</text:span></text:p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0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0</text:p>
          </table:table-cell>
          <table:table-cell table:style-name="Table3.B29" office:value-type="string">
            <text:p text:style-name="P11">Глубокое, д. Станули</text:p>
          </table:table-cell>
          <table:table-cell table:style-name="Table3.C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G2" office:value-type="string">
            <text:p text:style-name="P20">1<text:span text:style-name="T33">8</text:span></text:p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H3" office:value-type="string">
            <text:p text:style-name="P21">1<text:span text:style-name="T34">7</text:span></text:p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1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1</text:p>
          </table:table-cell>
          <table:table-cell table:style-name="Table3.B29" office:value-type="string">
            <text:p text:style-name="P42">Глубокский р-н., н.п. Марцебылино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54">18</text:p>
          </table:table-cell>
          <table:table-cell table:style-name="Table3.E26" office:value-type="string">
            <text:p text:style-name="P2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31">19</text:p>
          </table:table-cell>
          <table:table-cell table:style-name="Table3.L29" office:value-type="string">
            <text:p text:style-name="P13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2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2</text:p>
          </table:table-cell>
          <table:table-cell table:style-name="Table3.B29" office:value-type="string">
            <text:p text:style-name="P42">Глубокский р-н., н.п. Петруново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54">18</text:p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31">19</text:p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3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3</text:p>
          </table:table-cell>
          <table:table-cell table:style-name="Table3.B29" office:value-type="string">
            <text:p text:style-name="P42">Глубокое, ул. Советская, 248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54">18</text:p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31">19</text:p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4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4</text:p>
          </table:table-cell>
          <table:table-cell table:style-name="Table3.B29" office:value-type="string">
            <text:p text:style-name="P42">Глубокое, ул. Северная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54">19</text:p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41">2<text:span text:style-name="T7">0</text:span></text:p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5" office:value-type="string">
            <text:p text:style-name="P9"/>
          </table:table-cell>
        </table:table-row>
        <text:soft-page-break/>
        <table:table-row table:style-name="Table3.2">
          <table:table-cell table:style-name="Table3.A29" office:value-type="string">
            <text:p text:style-name="P16">ШРП-16</text:p>
          </table:table-cell>
          <table:table-cell table:style-name="Table3.B29" office:value-type="string">
            <text:p text:style-name="P42">Глубокский р-н, д.Чечели</text:p>
          </table:table-cell>
          <table:table-cell table:style-name="Table3.C29" office:value-type="string">
            <text:p text:style-name="P9"/>
          </table:table-cell>
          <table:table-cell table:style-name="Table3.H3" office:value-type="string">
            <text:p text:style-name="P54">19</text:p>
          </table:table-cell>
          <table:table-cell table:style-name="Table3.E26" office:value-type="string">
            <text:p text:style-name="P9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H3" office:value-type="string">
            <text:p text:style-name="P41">2<text:span text:style-name="T7">0</text:span></text:p>
          </table:table-cell>
          <table:table-cell table:style-name="Table3.L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6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7</text:p>
          </table:table-cell>
          <table:table-cell table:style-name="Table3.B29" office:value-type="string">
            <text:p text:style-name="P11">Глубокое, д. Станули</text:p>
          </table:table-cell>
          <table:table-cell table:style-name="Table3.C29" office:value-type="string">
            <text:p text:style-name="P9"/>
          </table:table-cell>
          <table:table-cell table:style-name="Table3.G2" office:value-type="string">
            <text:p text:style-name="P31">19</text:p>
          </table:table-cell>
          <table:table-cell table:style-name="Table3.H2" office:value-type="string">
            <text:p text:style-name="P20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6">2<text:span text:style-name="T33">0</text:span></text:p>
          </table:table-cell>
          <table:table-cell table:style-name="Table3.H2" office:value-type="string">
            <text:p text:style-name="P21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7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8</text:p>
          </table:table-cell>
          <table:table-cell table:style-name="Table3.B29" office:value-type="string">
            <text:p text:style-name="P11">Глубокое, д. Ореховно</text:p>
          </table:table-cell>
          <table:table-cell table:style-name="Table3.C29" office:value-type="string">
            <text:p text:style-name="P9"/>
          </table:table-cell>
          <table:table-cell table:style-name="Table3.G2" office:value-type="string">
            <text:p text:style-name="P32">19</text:p>
          </table:table-cell>
          <table:table-cell table:style-name="Table3.H2" office:value-type="string">
            <text:p text:style-name="P27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7">2<text:span text:style-name="T33">0</text:span></text:p>
          </table:table-cell>
          <table:table-cell table:style-name="Table3.H2" office:value-type="string">
            <text:p text:style-name="P21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8" office:value-type="string">
            <text:p text:style-name="P9"/>
          </table:table-cell>
        </table:table-row>
        <table:table-row table:style-name="Table3.2">
          <table:table-cell table:style-name="Table3.A29" office:value-type="string">
            <text:p text:style-name="P16">ШРП-19</text:p>
          </table:table-cell>
          <table:table-cell table:style-name="Table3.B29" office:value-type="string">
            <text:p text:style-name="P11">Глубокое, г.п. Подсвилле</text:p>
          </table:table-cell>
          <table:table-cell table:style-name="Table3.C29" office:value-type="string">
            <text:p text:style-name="P9"/>
          </table:table-cell>
          <table:table-cell table:style-name="Table3.G2" office:value-type="string">
            <text:p text:style-name="P31">19</text:p>
          </table:table-cell>
          <table:table-cell table:style-name="Table3.H2" office:value-type="string">
            <text:p text:style-name="P27"/>
          </table:table-cell>
          <table:table-cell table:style-name="Table3.F29" office:value-type="string">
            <text:p text:style-name="P9"/>
          </table:table-cell>
          <table:table-cell table:style-name="Table3.G29" office:value-type="string">
            <text:p text:style-name="P9"/>
          </table:table-cell>
          <table:table-cell table:style-name="Table3.H29" office:value-type="string">
            <text:p text:style-name="P9"/>
          </table:table-cell>
          <table:table-cell table:style-name="Table3.L29" office:value-type="string">
            <text:p text:style-name="P9"/>
          </table:table-cell>
          <table:table-cell table:style-name="Table3.G2" office:value-type="string">
            <text:p text:style-name="P27">2<text:span text:style-name="T33">0</text:span></text:p>
          </table:table-cell>
          <table:table-cell table:style-name="Table3.H2" office:value-type="string">
            <text:p text:style-name="P21"/>
          </table:table-cell>
          <table:table-cell table:style-name="Table3.L29" office:value-type="string">
            <text:p text:style-name="P9"/>
          </table:table-cell>
          <table:table-cell table:style-name="Table3.M29" office:value-type="string">
            <text:p text:style-name="P9"/>
          </table:table-cell>
          <table:table-cell table:style-name="Table3.N29" office:value-type="string">
            <text:p text:style-name="P9"/>
          </table:table-cell>
        </table:table-row>
        <table:table-row table:style-name="Table3.2">
          <table:table-cell table:style-name="Table3.A30" office:value-type="string">
            <text:p text:style-name="P16">ШРП-20</text:p>
          </table:table-cell>
          <table:table-cell table:style-name="Table3.B30" office:value-type="string">
            <text:p text:style-name="P11">Глубокое, аг. Плисса</text:p>
          </table:table-cell>
          <table:table-cell table:style-name="Table3.C30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G2" office:value-type="string">
            <text:p text:style-name="P27">1<text:span text:style-name="T33">8</text:span></text:p>
          </table:table-cell>
          <table:table-cell table:style-name="Table3.F30" office:value-type="string">
            <text:p text:style-name="P9"/>
          </table:table-cell>
          <table:table-cell table:style-name="Table3.G30" office:value-type="string">
            <text:p text:style-name="P9"/>
          </table:table-cell>
          <table:table-cell table:style-name="Table3.H30" office:value-type="string">
            <text:p text:style-name="P9"/>
          </table:table-cell>
          <table:table-cell table:style-name="Table3.L30" office:value-type="string">
            <text:p text:style-name="P9"/>
          </table:table-cell>
          <table:table-cell table:style-name="Table3.H2" office:value-type="string">
            <text:p text:style-name="P9"/>
          </table:table-cell>
          <table:table-cell table:style-name="Table3.H3" office:value-type="string">
            <text:p text:style-name="P21">1<text:span text:style-name="T34">7</text:span></text:p>
          </table:table-cell>
          <table:table-cell table:style-name="Table3.L30" office:value-type="string">
            <text:p text:style-name="P9"/>
          </table:table-cell>
          <table:table-cell table:style-name="Table3.M30" office:value-type="string">
            <text:p text:style-name="P9"/>
          </table:table-cell>
          <table:table-cell table:style-name="Table3.N30" office:value-type="string">
            <text:p text:style-name="P9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I" table:number-columns-repeated="2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15">№ ШРП</text:p>
          </table:table-cell>
          <table:table-cell table:style-name="Table2.A1" office:value-type="string">
            <text:h text:style-name="P63" text:outline-level="6">Адрес</text:h>
          </table:table-cell>
          <table:table-cell table:style-name="Table2.A1" office:value-type="string">
            <text:p text:style-name="P52">январь</text:p>
          </table:table-cell>
          <table:table-cell table:style-name="Table2.D1" office:value-type="string">
            <text:p text:style-name="P52">февраль</text:p>
          </table:table-cell>
          <table:table-cell table:style-name="Table2.E1" office:value-type="string">
            <text:p text:style-name="P52">март</text:p>
          </table:table-cell>
          <table:table-cell table:style-name="Table2.A1" office:value-type="string">
            <text:p text:style-name="P52">апрель</text:p>
          </table:table-cell>
          <table:table-cell table:style-name="Table2.A1" office:value-type="string">
            <text:p text:style-name="P52">май</text:p>
          </table:table-cell>
          <table:table-cell table:style-name="Table2.A1" office:value-type="string">
            <text:p text:style-name="P52">июнь</text:p>
          </table:table-cell>
          <table:table-cell table:style-name="Table2.A1" office:value-type="string">
            <text:p text:style-name="P52">июль</text:p>
          </table:table-cell>
          <table:table-cell table:style-name="Table2.D1" office:value-type="string">
            <text:p text:style-name="P52">август</text:p>
          </table:table-cell>
          <table:table-cell table:style-name="Table2.K1" office:value-type="string">
            <text:p text:style-name="P52">сентябрь</text:p>
          </table:table-cell>
          <table:table-cell table:style-name="Table2.A1" office:value-type="string">
            <text:p text:style-name="P52">октябрь</text:p>
          </table:table-cell>
          <table:table-cell table:style-name="Table2.A1" office:value-type="string">
            <text:p text:style-name="P52">ноябрь</text:p>
          </table:table-cell>
          <table:table-cell table:style-name="Table2.N1" office:value-type="string">
            <text:p text:style-name="P52">декабрь</text:p>
          </table:table-cell>
        </table:table-row>
        <table:table-row table:style-name="Table2.2">
          <table:table-cell table:style-name="Table2.A36" office:value-type="string">
            <text:p text:style-name="P16">ШРП-21</text:p>
          </table:table-cell>
          <table:table-cell table:style-name="Table2.B45" office:value-type="string">
            <text:p text:style-name="P11">Глубокое, г.п. Подсвилле, ул. Советская д.43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28">1<text:span text:style-name="T33">8</text:span>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1">1<text:span text:style-name="T34">7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2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22</text:p>
          </table:table-cell>
          <table:table-cell table:style-name="Table2.B45" office:value-type="string">
            <text:p text:style-name="P11">Глубокое, г.п. Подсвилье, ул. Советская д.59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31">19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1">1<text:span text:style-name="T34">6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23</text:p>
          </table:table-cell>
          <table:table-cell table:style-name="Table2.B45" office:value-type="string">
            <text:p text:style-name="P42">г. Глубокое, ул. ул. Северная, д.17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31">19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41"/>
          </table:table-cell>
          <table:table-cell table:style-name="Table2.K2" office:value-type="string">
            <text:p text:style-name="P26">1<text:span text:style-name="T34">6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4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24</text:p>
          </table:table-cell>
          <table:table-cell table:style-name="Table2.B45" office:value-type="string">
            <text:p text:style-name="P42">Глубокский р-н, н.п. Ореховно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31">19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1">1<text:span text:style-name="T34">6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5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27</text:p>
          </table:table-cell>
          <table:table-cell table:style-name="Table2.B45" office:value-type="string">
            <text:p text:style-name="P42">Глубокский р-н, н.п. Шуневичи, ул. Советская, 24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31">19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1">1<text:span text:style-name="T34">6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6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28</text:p>
          </table:table-cell>
          <table:table-cell table:style-name="Table2.B45" office:value-type="string">
            <text:p text:style-name="P42">Глубокский р-н, н.п. Обруб-Березвечский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31">19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41"/>
          </table:table-cell>
          <table:table-cell table:style-name="Table2.K2" office:value-type="string">
            <text:p text:style-name="P27">1<text:span text:style-name="T34">6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7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35">ШРП-1</text:p>
          </table:table-cell>
          <table:table-cell table:style-name="Table2.B45" office:value-type="string">
            <text:p text:style-name="P42">г. Глубокое, ул. Пролетарская 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0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<text:span text:style-name="T13">0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8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35">ШРП-2</text:p>
          </table:table-cell>
          <table:table-cell table:style-name="Table2.B45" office:value-type="string">
            <text:p text:style-name="P42">г. Глубокое, ул. Богдановича 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0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<text:span text:style-name="T13">0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9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35">ШРП-4</text:p>
          </table:table-cell>
          <table:table-cell table:style-name="Table2.B45" office:value-type="string">
            <text:p text:style-name="P42">г.Глубокое ул. Юбилейная 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0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<text:span text:style-name="T13">0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10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35">ШРП-5</text:p>
          </table:table-cell>
          <table:table-cell table:style-name="Table2.B45" office:value-type="string">
            <text:p text:style-name="P42">г.Глубокое ул. Садовая 36 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0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17">1<text:span text:style-name="T13">0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11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35">ШРП-7</text:p>
          </table:table-cell>
          <table:table-cell table:style-name="Table2.B45" office:value-type="string">
            <text:p text:style-name="P42">г.Глубокое ул. Заслонова 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M45" office:value-type="string">
            <text:p text:style-name="P9"/>
          </table:table-cell>
          <table:table-cell table:style-name="Table2.N12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35">ШРП-8</text:p>
          </table:table-cell>
          <table:table-cell table:style-name="Table2.B45" office:value-type="string">
            <text:p text:style-name="P42">г.Глубокое ул. Садовая 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M45" office:value-type="string">
            <text:p text:style-name="P9"/>
          </table:table-cell>
          <table:table-cell table:style-name="Table2.N13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35">ШРП-15</text:p>
          </table:table-cell>
          <table:table-cell table:style-name="Table2.B45" office:value-type="string">
            <text:p text:style-name="P42">Глубокский р-н, н.п. Ореховно 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M45" office:value-type="string">
            <text:p text:style-name="P9"/>
          </table:table-cell>
          <table:table-cell table:style-name="Table2.N14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35">ШРП-29</text:p>
          </table:table-cell>
          <table:table-cell table:style-name="Table2.B45" office:value-type="string">
            <text:p text:style-name="P42">г.Глубокое ул. Северная 33 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10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E8" office:value-type="string">
            <text:p text:style-name="P23">15</text:p>
          </table:table-cell>
          <table:table-cell table:style-name="Table2.M45" office:value-type="string">
            <text:p text:style-name="P9"/>
          </table:table-cell>
          <table:table-cell table:style-name="Table2.N15" office:value-type="string">
            <text:p text:style-name="P9"/>
          </table:table-cell>
        </table:table-row>
        <table:table-row table:style-name="Table2.2">
          <table:table-cell table:style-name="Table2.A16" table:number-columns-spanned="14" office:value-type="string">
            <text:p text:style-name="P15">ПУ «Браславгаз»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8" office:value-type="string">
            <text:p text:style-name="P15">№ ШРП</text:p>
          </table:table-cell>
          <table:table-cell table:style-name="Table2.B45" office:value-type="string">
            <text:h text:style-name="P63" text:outline-level="6">Адрес</text:h>
          </table:table-cell>
          <table:table-cell table:style-name="Table2.C45" office:value-type="string">
            <text:p text:style-name="P52">январь</text:p>
          </table:table-cell>
          <table:table-cell table:style-name="Table2.D36" office:value-type="string">
            <text:p text:style-name="P52">февраль</text:p>
          </table:table-cell>
          <table:table-cell table:style-name="Table2.D2" office:value-type="string">
            <text:p text:style-name="P52">март</text:p>
          </table:table-cell>
          <table:table-cell table:style-name="Table2.K2" office:value-type="string">
            <text:p text:style-name="P52">апрель</text:p>
          </table:table-cell>
          <table:table-cell table:style-name="Table2.G36" office:value-type="string">
            <text:p text:style-name="P52">май</text:p>
          </table:table-cell>
          <table:table-cell table:style-name="Table2.H33" office:value-type="string">
            <text:p text:style-name="P52">июнь</text:p>
          </table:table-cell>
          <table:table-cell table:style-name="Table2.D2" office:value-type="string">
            <text:p text:style-name="P52">июль</text:p>
          </table:table-cell>
          <table:table-cell table:style-name="Table2.J36" office:value-type="string">
            <text:p text:style-name="P52">август</text:p>
          </table:table-cell>
          <table:table-cell table:style-name="Table2.D2" office:value-type="string">
            <text:p text:style-name="P52">сентябрь</text:p>
          </table:table-cell>
          <table:table-cell table:style-name="Table2.K2" office:value-type="string">
            <text:p text:style-name="P52">октябрь</text:p>
          </table:table-cell>
          <table:table-cell table:style-name="Table2.M45" office:value-type="string">
            <text:p text:style-name="P52">ноябрь</text:p>
          </table:table-cell>
          <table:table-cell table:style-name="Table2.N18" office:value-type="string">
            <text:p text:style-name="P52">декабрь</text:p>
          </table:table-cell>
        </table:table-row>
        <table:table-row table:style-name="Table2.2">
          <table:table-cell table:style-name="Table2.A18" office:value-type="string">
            <text:p text:style-name="P14">ШРП-1</text:p>
          </table:table-cell>
          <table:table-cell table:style-name="Table2.B45" office:value-type="string">
            <text:p text:style-name="P42">Браслав, ул. Октября, 3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4">2</text:span>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4">1</text:span></text:p>
          </table:table-cell>
          <table:table-cell table:style-name="Table2.M45" office:value-type="string">
            <text:p text:style-name="P9"/>
          </table:table-cell>
          <table:table-cell table:style-name="Table2.N18" office:value-type="string">
            <text:p text:style-name="P9"/>
          </table:table-cell>
        </table:table-row>
        <table:table-row table:style-name="Table2.2">
          <table:table-cell table:style-name="Table2.A19" office:value-type="string">
            <text:p text:style-name="P14">ШРП-2</text:p>
          </table:table-cell>
          <table:table-cell table:style-name="Table2.B45" office:value-type="string">
            <text:p text:style-name="P42">Браслав, ул. Садовая, 71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4">2</text:span>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4">1</text:span></text:p>
          </table:table-cell>
          <table:table-cell table:style-name="Table2.M45" office:value-type="string">
            <text:p text:style-name="P9"/>
          </table:table-cell>
          <table:table-cell table:style-name="Table2.N19" office:value-type="string">
            <text:p text:style-name="P9"/>
          </table:table-cell>
        </table:table-row>
        <table:table-row table:style-name="Table2.2">
          <table:table-cell table:style-name="Table2.A20" office:value-type="string">
            <text:p text:style-name="P14">ШРП-3</text:p>
          </table:table-cell>
          <table:table-cell table:style-name="Table2.B45" office:value-type="string">
            <text:p text:style-name="P42">Браслав, ул. Октября, 29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4">2</text:span>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4">1</text:span></text:p>
          </table:table-cell>
          <table:table-cell table:style-name="Table2.M45" office:value-type="string">
            <text:p text:style-name="P9"/>
          </table:table-cell>
          <table:table-cell table:style-name="Table2.N20" office:value-type="string">
            <text:p text:style-name="P9"/>
          </table:table-cell>
        </table:table-row>
        <table:table-row table:style-name="Table2.2">
          <table:table-cell table:style-name="Table2.A21" office:value-type="string">
            <text:p text:style-name="P14">ШРП-4</text:p>
          </table:table-cell>
          <table:table-cell table:style-name="Table2.B45" office:value-type="string">
            <text:p text:style-name="P42">Браслав, ул. Октября, 8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4">2</text:span>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4">1</text:span></text:p>
          </table:table-cell>
          <table:table-cell table:style-name="Table2.M45" office:value-type="string">
            <text:p text:style-name="P9"/>
          </table:table-cell>
          <table:table-cell table:style-name="Table2.N21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5</text:p>
          </table:table-cell>
          <table:table-cell table:style-name="Table2.B45" office:value-type="string">
            <text:p text:style-name="P11">Браслав, Ахремовцы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4">3</text:span>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4">2</text:span></text:p>
          </table:table-cell>
          <table:table-cell table:style-name="Table2.M45" office:value-type="string">
            <text:p text:style-name="P9"/>
          </table:table-cell>
          <table:table-cell table:style-name="Table2.N22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6</text:p>
          </table:table-cell>
          <table:table-cell table:style-name="Table2.B45" office:value-type="string">
            <text:p text:style-name="P11">Браслав, Ахремовцы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4">3</text:span>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4">2</text:span></text:p>
          </table:table-cell>
          <table:table-cell table:style-name="Table2.M45" office:value-type="string">
            <text:p text:style-name="P9"/>
          </table:table-cell>
          <table:table-cell table:style-name="Table2.N23" office:value-type="string">
            <text:p text:style-name="P9"/>
          </table:table-cell>
        </table:table-row>
        <text:soft-page-break/>
        <table:table-row table:style-name="Table2.24">
          <table:table-cell table:style-name="Table2.A36" office:value-type="string">
            <text:p text:style-name="P16">ШРП-7</text:p>
          </table:table-cell>
          <table:table-cell table:style-name="Table2.B45" office:value-type="string">
            <text:p text:style-name="P11">Браслав, Марцебалино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22">2<text:span text:style-name="T34">3</text:span>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22">2<text:span text:style-name="T34">2</text:span></text:p>
          </table:table-cell>
          <table:table-cell table:style-name="Table2.M45" office:value-type="string">
            <text:p text:style-name="P9"/>
          </table:table-cell>
          <table:table-cell table:style-name="Table2.N24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9</text:p>
          </table:table-cell>
          <table:table-cell table:style-name="Table2.B45" office:value-type="string">
            <text:p text:style-name="P11">Браслав, Опса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8" office:value-type="string">
            <text:p text:style-name="P39">2<text:span text:style-name="T8">3</text:span></text:p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17"/>
          </table:table-cell>
          <table:table-cell table:style-name="Table2.K2" office:value-type="string">
            <text:p text:style-name="P39">2<text:span text:style-name="T8">2</text:span></text:p>
          </table:table-cell>
          <table:table-cell table:style-name="Table2.M45" office:value-type="string">
            <text:p text:style-name="P9"/>
          </table:table-cell>
          <table:table-cell table:style-name="Table2.N25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10</text:p>
          </table:table-cell>
          <table:table-cell table:style-name="Table2.B45" office:value-type="string">
            <text:p text:style-name="P11">Браслав, Медюки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K2" office:value-type="string">
            <text:p text:style-name="P3"><text:span text:style-name="T22">2</text:span><text:span text:style-name="T27">6</text:span>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K2" office:value-type="string">
            <text:p text:style-name="P17">2<text:span text:style-name="T35">3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26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12</text:p>
          </table:table-cell>
          <table:table-cell table:style-name="Table2.B45" office:value-type="string">
            <text:p text:style-name="P11">Браслав, Видзы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E2" office:value-type="string">
            <text:p text:style-name="P39">2<text:span text:style-name="T9">6</text:span></text:p>
          </table:table-cell>
          <table:table-cell table:style-name="Table2.D2" office:value-type="string">
            <text:p text:style-name="P40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E2" office:value-type="string">
            <text:p text:style-name="P39">2<text:span text:style-name="T9">3</text:span></text:p>
          </table:table-cell>
          <table:table-cell table:style-name="Table2.D2" office:value-type="string">
            <text:p text:style-name="P22"/>
          </table:table-cell>
          <table:table-cell table:style-name="Table2.M45" office:value-type="string">
            <text:p text:style-name="P9"/>
          </table:table-cell>
          <table:table-cell table:style-name="Table2.N27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15</text:p>
          </table:table-cell>
          <table:table-cell table:style-name="Table2.B45" office:value-type="string">
            <text:p text:style-name="P11">Браслав, Белая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K2" office:value-type="string">
            <text:p text:style-name="P3"><text:span text:style-name="T22">2</text:span><text:span text:style-name="T27">6</text:span>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K2" office:value-type="string">
            <text:p text:style-name="P17">2<text:span text:style-name="T35">3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28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17</text:p>
          </table:table-cell>
          <table:table-cell table:style-name="Table2.B45" office:value-type="string">
            <text:p text:style-name="P11">Браслав, ул. Октября, д. 39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K2" office:value-type="string">
            <text:p text:style-name="P3"><text:span text:style-name="T22">2</text:span><text:span text:style-name="T27">6</text:span>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K2" office:value-type="string">
            <text:p text:style-name="P17">2<text:span text:style-name="T35">3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29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18</text:p>
          </table:table-cell>
          <table:table-cell table:style-name="Table2.B45" office:value-type="string">
            <text:p text:style-name="P11">Браслав, Плебанцы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K2" office:value-type="string">
            <text:p text:style-name="P3"><text:span text:style-name="T22">2</text:span><text:span text:style-name="T27">5</text:span>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K2" office:value-type="string">
            <text:p text:style-name="P17">2<text:span text:style-name="T35">4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0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19</text:p>
          </table:table-cell>
          <table:table-cell table:style-name="Table2.B45" office:value-type="string">
            <text:p text:style-name="P11">Браслав, Слободка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K2" office:value-type="string">
            <text:p text:style-name="P3"><text:span text:style-name="T22">2</text:span><text:span text:style-name="T27">5</text:span>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K2" office:value-type="string">
            <text:p text:style-name="P17">2<text:span text:style-name="T35">4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1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16">ШРП-21</text:p>
          </table:table-cell>
          <table:table-cell table:style-name="Table2.B45" office:value-type="string">
            <text:p text:style-name="P11">Браславский р-н, н.п. Друйск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K2" office:value-type="string">
            <text:p text:style-name="P3"><text:span text:style-name="T22">2</text:span><text:span text:style-name="T27">5</text:span>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K2" office:value-type="string">
            <text:p text:style-name="P17">2<text:span text:style-name="T35">4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6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36">ШРП-22</text:p>
          </table:table-cell>
          <table:table-cell table:style-name="Table2.B45" office:value-type="string">
            <text:p text:style-name="P11">Браславский р-н, Друя </text:p>
          </table:table-cell>
          <table:table-cell table:style-name="Table2.C45" office:value-type="string">
            <text:p text:style-name="P9"/>
          </table:table-cell>
          <table:table-cell table:style-name="Table2.D36" office:value-type="string">
            <text:p text:style-name="P9"/>
          </table:table-cell>
          <table:table-cell table:style-name="Table2.K2" office:value-type="string">
            <text:p text:style-name="P7">2<text:span text:style-name="T35">5</text:span></text:p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H33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K2" office:value-type="string">
            <text:p text:style-name="P25">2<text:span text:style-name="T35">4</text:span></text:p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6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61">ШРП-23</text:p>
          </table:table-cell>
          <table:table-cell table:style-name="Table2.B45" office:value-type="string">
            <text:p text:style-name="P57">Браслав, д. Монастырь</text:p>
          </table:table-cell>
          <table:table-cell table:style-name="Table2.K2" office:value-type="string">
            <text:p text:style-name="P58">14</text:p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7"/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K2" office:value-type="string">
            <text:p text:style-name="P59">11</text:p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25"/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6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61">ШРП-24</text:p>
          </table:table-cell>
          <table:table-cell table:style-name="Table2.B45" office:value-type="string">
            <text:p text:style-name="P57">Браслав, Масковичи</text:p>
          </table:table-cell>
          <table:table-cell table:style-name="Table2.K2" office:value-type="string">
            <text:p text:style-name="P58">14</text:p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7"/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K2" office:value-type="string">
            <text:p text:style-name="P59">11</text:p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25"/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6" office:value-type="string">
            <text:p text:style-name="P9"/>
          </table:table-cell>
        </table:table-row>
        <table:table-row table:style-name="Table2.2">
          <table:table-cell table:style-name="Table2.A36" office:value-type="string">
            <text:p text:style-name="P61">ШРП-25</text:p>
          </table:table-cell>
          <table:table-cell table:style-name="Table2.B45" office:value-type="string">
            <text:p text:style-name="P57">Браслав, Заверье</text:p>
          </table:table-cell>
          <table:table-cell table:style-name="Table2.K2" office:value-type="string">
            <text:p text:style-name="P58">14</text:p>
          </table:table-cell>
          <table:table-cell table:style-name="Table2.D36" office:value-type="string">
            <text:p text:style-name="P9"/>
          </table:table-cell>
          <table:table-cell table:style-name="Table2.D2" office:value-type="string">
            <text:p text:style-name="P7"/>
          </table:table-cell>
          <table:table-cell table:style-name="Table2.F36" office:value-type="string">
            <text:p text:style-name="P9"/>
          </table:table-cell>
          <table:table-cell table:style-name="Table2.G36" office:value-type="string">
            <text:p text:style-name="P9"/>
          </table:table-cell>
          <table:table-cell table:style-name="Table2.K2" office:value-type="string">
            <text:p text:style-name="P59">11</text:p>
          </table:table-cell>
          <table:table-cell table:style-name="Table2.D2" office:value-type="string">
            <text:p text:style-name="P9"/>
          </table:table-cell>
          <table:table-cell table:style-name="Table2.J36" office:value-type="string">
            <text:p text:style-name="P9"/>
          </table:table-cell>
          <table:table-cell table:style-name="Table2.D2" office:value-type="string">
            <text:p text:style-name="P25"/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6" office:value-type="string">
            <text:p text:style-name="P9"/>
          </table:table-cell>
        </table:table-row>
        <table:table-row table:style-name="Table2.2">
          <table:table-cell table:style-name="Table2.A37" table:number-columns-spanned="14" office:value-type="string">
            <text:p text:style-name="P15">РГС Миоры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8">
          <table:table-cell table:style-name="Table2.A39" office:value-type="string">
            <text:p text:style-name="P15">№ ШРП</text:p>
          </table:table-cell>
          <table:table-cell table:style-name="Table2.B45" office:value-type="string">
            <text:h text:style-name="P63" text:outline-level="6">Адрес</text:h>
          </table:table-cell>
          <table:table-cell table:style-name="Table2.C45" office:value-type="string">
            <text:p text:style-name="P52">январь</text:p>
          </table:table-cell>
          <table:table-cell table:style-name="Table2.D2" office:value-type="string">
            <text:p text:style-name="P52">февраль</text:p>
          </table:table-cell>
          <table:table-cell table:style-name="Table2.D2" office:value-type="string">
            <text:p text:style-name="P52">март</text:p>
          </table:table-cell>
          <table:table-cell table:style-name="Table2.D2" office:value-type="string">
            <text:p text:style-name="P52">апрель</text:p>
          </table:table-cell>
          <table:table-cell table:style-name="Table2.D2" office:value-type="string">
            <text:p text:style-name="P52">май</text:p>
          </table:table-cell>
          <table:table-cell table:style-name="Table2.K2" office:value-type="string">
            <text:p text:style-name="P52">июнь</text:p>
          </table:table-cell>
          <table:table-cell table:style-name="Table2.D2" office:value-type="string">
            <text:p text:style-name="P52">июль</text:p>
          </table:table-cell>
          <table:table-cell table:style-name="Table2.D2" office:value-type="string">
            <text:p text:style-name="P52">август</text:p>
          </table:table-cell>
          <table:table-cell table:style-name="Table2.L45" office:value-type="string">
            <text:p text:style-name="P52">сентябрь</text:p>
          </table:table-cell>
          <table:table-cell table:style-name="Table2.L45" office:value-type="string">
            <text:p text:style-name="P52">октябрь</text:p>
          </table:table-cell>
          <table:table-cell table:style-name="Table2.M45" office:value-type="string">
            <text:p text:style-name="P52">ноябрь</text:p>
          </table:table-cell>
          <table:table-cell table:style-name="Table2.N38" office:value-type="string">
            <text:p text:style-name="P52">декабрь</text:p>
          </table:table-cell>
        </table:table-row>
        <table:table-row table:style-name="Table2.39">
          <table:table-cell table:style-name="Table2.A39" office:value-type="string">
            <text:p text:style-name="P14">ШРП-1</text:p>
          </table:table-cell>
          <table:table-cell table:style-name="Table2.B45" office:value-type="string">
            <text:p text:style-name="P42">Миоры, ул. Дзержинского, 1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33">4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8" office:value-type="string">
            <text:p text:style-name="P33">2</text:p>
          </table:table-cell>
        </table:table-row>
        <table:table-row table:style-name="Table2.40">
          <table:table-cell table:style-name="Table2.A40" office:value-type="string">
            <text:p text:style-name="P14">ШРП-2</text:p>
          </table:table-cell>
          <table:table-cell table:style-name="Table2.B45" office:value-type="string">
            <text:p text:style-name="P42">Миоры, ул. Дзержинского, 23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33">4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8" office:value-type="string">
            <text:p text:style-name="P33">2</text:p>
          </table:table-cell>
        </table:table-row>
        <table:table-row table:style-name="Table2.41">
          <table:table-cell table:style-name="Table2.A41" office:value-type="string">
            <text:p text:style-name="P14">ШРП-3</text:p>
          </table:table-cell>
          <table:table-cell table:style-name="Table2.B45" office:value-type="string">
            <text:p text:style-name="P42">Миоры, ул. Коммунистическая, 56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33">4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8" office:value-type="string">
            <text:p text:style-name="P33">2</text:p>
          </table:table-cell>
        </table:table-row>
        <table:table-row table:style-name="Table2.41">
          <table:table-cell table:style-name="Table2.A42" office:value-type="string">
            <text:p text:style-name="P14">ШРП-4</text:p>
          </table:table-cell>
          <table:table-cell table:style-name="Table2.B45" office:value-type="string">
            <text:p text:style-name="P42">Миоры, ул. Егора Томко, 9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33">4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8" office:value-type="string">
            <text:p text:style-name="P33">2</text:p>
          </table:table-cell>
        </table:table-row>
        <table:table-row table:style-name="Table2.41">
          <table:table-cell table:style-name="Table2.A43" office:value-type="string">
            <text:p text:style-name="P14">ШРП-5</text:p>
          </table:table-cell>
          <table:table-cell table:style-name="Table2.B45" office:value-type="string">
            <text:p text:style-name="P42">Миорский р-н, г. Дисна, ул. Ленина, 81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33">3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8" office:value-type="string">
            <text:p text:style-name="P30">3</text:p>
          </table:table-cell>
        </table:table-row>
        <table:table-row table:style-name="Table2.41">
          <table:table-cell table:style-name="Table2.A44" office:value-type="string">
            <text:p text:style-name="P14">ШРП-6</text:p>
          </table:table-cell>
          <table:table-cell table:style-name="Table2.B45" office:value-type="string">
            <text:p text:style-name="P42">Миорский р-н, (н.п. Остевичи)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33">3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8" office:value-type="string">
            <text:p text:style-name="P30">3</text:p>
          </table:table-cell>
        </table:table-row>
        <table:table-row table:style-name="Table2.41">
          <table:table-cell table:style-name="Table2.A45" office:value-type="string">
            <text:p text:style-name="P14">ШРП-7</text:p>
          </table:table-cell>
          <table:table-cell table:style-name="Table2.B45" office:value-type="string">
            <text:p text:style-name="P42">г. Миоры, ул. Дружбы</text:p>
          </table:table-cell>
          <table:table-cell table:style-name="Table2.C45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33">3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L45" office:value-type="string">
            <text:p text:style-name="P9"/>
          </table:table-cell>
          <table:table-cell table:style-name="Table2.M45" office:value-type="string">
            <text:p text:style-name="P9"/>
          </table:table-cell>
          <table:table-cell table:style-name="Table2.N38" office:value-type="string">
            <text:p text:style-name="P30">3</text:p>
          </table:table-cell>
        </table:table-row>
        <table:table-row table:style-name="Table2.46">
          <table:table-cell table:style-name="Table2.A46" office:value-type="string">
            <text:p text:style-name="P16">ШРП-8</text:p>
          </table:table-cell>
          <table:table-cell table:style-name="Table2.B46" office:value-type="string">
            <text:p text:style-name="P11">Миоры, ГРС</text:p>
          </table:table-cell>
          <table:table-cell table:style-name="Table2.C46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2" office:value-type="string">
            <text:p text:style-name="P33">3</text:p>
          </table:table-cell>
          <table:table-cell table:style-name="Table2.D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K46" office:value-type="string">
            <text:p text:style-name="P9"/>
          </table:table-cell>
          <table:table-cell table:style-name="Table2.L46" office:value-type="string">
            <text:p text:style-name="P9"/>
          </table:table-cell>
          <table:table-cell table:style-name="Table2.M46" office:value-type="string">
            <text:p text:style-name="P9"/>
          </table:table-cell>
          <table:table-cell table:style-name="Table2.N38" office:value-type="string">
            <text:p text:style-name="P30">3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I" table:number-columns-repeated="2"/>
        <table:table-column table:style-name="Table5.M"/>
        <table:table-column table:style-name="Table5.N"/>
        <table:table-row table:style-name="Table5.1">
          <table:table-cell table:style-name="Table5.A1" table:number-columns-spanned="14" office:value-type="string">
            <text:p text:style-name="P15">РГС Шарковщин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5">№ ШРП</text:p>
          </table:table-cell>
          <table:table-cell table:style-name="Table5.B2" office:value-type="string">
            <text:h text:style-name="P63" text:outline-level="6">Адрес</text:h>
          </table:table-cell>
          <table:table-cell table:style-name="Table5.B2" office:value-type="string">
            <text:p text:style-name="P52">январь</text:p>
          </table:table-cell>
          <table:table-cell table:style-name="Table5.D2" office:value-type="string">
            <text:p text:style-name="P52">февраль</text:p>
          </table:table-cell>
          <table:table-cell table:style-name="Table5.E2" office:value-type="string">
            <text:p text:style-name="P52">март</text:p>
          </table:table-cell>
          <table:table-cell table:style-name="Table5.D2" office:value-type="string">
            <text:p text:style-name="P52">апрель</text:p>
          </table:table-cell>
          <table:table-cell table:style-name="Table5.D2" office:value-type="string">
            <text:p text:style-name="P52">май</text:p>
          </table:table-cell>
          <table:table-cell table:style-name="Table5.D2" office:value-type="string">
            <text:p text:style-name="P52">июнь</text:p>
          </table:table-cell>
          <table:table-cell table:style-name="Table5.D2" office:value-type="string">
            <text:p text:style-name="P52">июль</text:p>
          </table:table-cell>
          <table:table-cell table:style-name="Table5.D2" office:value-type="string">
            <text:p text:style-name="P52">август</text:p>
          </table:table-cell>
          <table:table-cell table:style-name="Table5.E2" office:value-type="string">
            <text:p text:style-name="P52">сентябрь</text:p>
          </table:table-cell>
          <table:table-cell table:style-name="Table5.B2" office:value-type="string">
            <text:p text:style-name="P52">октябрь</text:p>
          </table:table-cell>
          <table:table-cell table:style-name="Table5.B2" office:value-type="string">
            <text:p text:style-name="P52">ноябрь</text:p>
          </table:table-cell>
          <table:table-cell table:style-name="Table5.N3" office:value-type="string">
            <text:p text:style-name="P52">декабрь</text:p>
          </table:table-cell>
        </table:table-row>
        <table:table-row table:style-name="Table5.3">
          <table:table-cell table:style-name="Table5.A2" office:value-type="string">
            <text:p text:style-name="P14">ШРП-1</text:p>
          </table:table-cell>
          <table:table-cell table:style-name="Table5.B2" office:value-type="string">
            <text:p text:style-name="P42">Шарковщина, ул. Октябрьская, 5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55">17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17">1<text:span text:style-name="T36">5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3" office:value-type="string">
            <text:p text:style-name="P9"/>
          </table:table-cell>
        </table:table-row>
        <table:table-row table:style-name="Table5.4">
          <table:table-cell table:style-name="Table5.A2" office:value-type="string">
            <text:p text:style-name="P14">ШРП-2</text:p>
          </table:table-cell>
          <table:table-cell table:style-name="Table5.B2" office:value-type="string">
            <text:p text:style-name="P42">Шарковщина, ул. Халаева, 14а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55">17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17">1<text:span text:style-name="T36">5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4" office:value-type="string">
            <text:p text:style-name="P9"/>
          </table:table-cell>
        </table:table-row>
        <table:table-row table:style-name="Table5.5">
          <table:table-cell table:style-name="Table5.A2" office:value-type="string">
            <text:p text:style-name="P14">ШРП-3</text:p>
          </table:table-cell>
          <table:table-cell table:style-name="Table5.B2" office:value-type="string">
            <text:p text:style-name="P42">Шарковщина, ул. Маяковского, 11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55">17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17">1<text:span text:style-name="T36">5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5" office:value-type="string">
            <text:p text:style-name="P9"/>
          </table:table-cell>
        </table:table-row>
        <table:table-row table:style-name="Table5.5">
          <table:table-cell table:style-name="Table5.A2" office:value-type="string">
            <text:p text:style-name="P14">ШРП-4</text:p>
          </table:table-cell>
          <table:table-cell table:style-name="Table5.B2" office:value-type="string">
            <text:p text:style-name="P42">Шарковщина, пер. Доватора, 8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55">17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17">1<text:span text:style-name="T36">5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6" office:value-type="string">
            <text:p text:style-name="P9"/>
          </table:table-cell>
        </table:table-row>
        <table:table-row table:style-name="Table5.5">
          <table:table-cell table:style-name="Table5.A2" office:value-type="string">
            <text:p text:style-name="P14">ШРП-5</text:p>
          </table:table-cell>
          <table:table-cell table:style-name="Table5.B2" office:value-type="string">
            <text:p text:style-name="P44">Шарковщина, ул.</text:p>
            <text:p text:style-name="P12"><text:s/>М.Горького, 8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55">16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2" office:value-type="string">
            <text:p text:style-name="P17">1<text:span text:style-name="T37">4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7" office:value-type="string">
            <text:p text:style-name="P9"/>
          </table:table-cell>
        </table:table-row>
        <table:table-row table:style-name="Table5.5">
          <table:table-cell table:style-name="Table5.A2" office:value-type="string">
            <text:p text:style-name="P34">ШРП-7</text:p>
          </table:table-cell>
          <table:table-cell table:style-name="Table5.B2" office:value-type="string">
            <text:p text:style-name="P44">Шарковщина, ул.</text:p>
            <text:p text:style-name="P43"><text:span text:style-name="T23"><text:s/>М.Горького, </text:span><text:span text:style-name="T25">12</text:span>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8" office:value-type="string">
            <text:p text:style-name="P33">16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8" office:value-type="string">
            <text:p text:style-name="P17">1<text:span text:style-name="T36">4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8" office:value-type="string">
            <text:p text:style-name="P9"/>
          </table:table-cell>
        </table:table-row>
        <table:table-row table:style-name="Table5.5">
          <table:table-cell table:style-name="Table5.A2" office:value-type="string">
            <text:p text:style-name="P34">ШРП-8</text:p>
          </table:table-cell>
          <table:table-cell table:style-name="Table5.B2" office:value-type="string">
            <text:p text:style-name="P44">Шарковщина, ул.</text:p>
            <text:p text:style-name="P43"><text:span text:style-name="T23"><text:s/>М.Горького, </text:span><text:span text:style-name="T25">14</text:span></text:p>
          </table:table-cell>
          <table:table-cell table:style-name="Table5.B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8" office:value-type="string">
            <text:p text:style-name="P33">16</text:p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D2" office:value-type="string">
            <text:p text:style-name="P9"/>
          </table:table-cell>
          <table:table-cell table:style-name="Table5.E8" office:value-type="string">
            <text:p text:style-name="P17">1<text:span text:style-name="T36">4</text:span></text:p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9"/>
          </table:table-cell>
          <table:table-cell table:style-name="Table5.N9" office:value-type="string">
            <text:p text:style-name="P9"/>
          </table:table-cell>
        </table:table-row>
      </table:table>
      <text:p text:style-name="P46"/>
      <text:p text:style-name="P47"><draw:custom-shape text:anchor-type="char" draw:z-index="1" draw:style-name="gr2" draw:text-style-name="P65" svg:width="0.5004in" svg:height="0.2504in" svg:x="0.0102in" svg:y="0.2571in"><text:p/><draw:enhanced-geometry svg:viewBox="0 0 21600 21600" draw:type="rectangle" draw:enhanced-path="M 0 0 L 21600 0 21600 21600 0 21600 0 0 Z N"/></draw:custom-shape><draw:line text:anchor-type="char" draw:z-index="2" draw:style-name="gr1" draw:text-style-name="P64" svg:x1="0.0102in" svg:y1="0.5071in" svg:x2="0.5102in" svg:y2="0.2571in"><text:p/></draw:line></text:p>
      <text:p text:style-name="P46"><draw:line text:anchor-type="char" draw:z-index="0" draw:style-name="gr1" draw:text-style-name="P64" svg:x1="0.6252in" svg:y1="0.15in" svg:x2="0.8752in" svg:y2="0.15in"><text:p/></draw:line><text:tab/>Техническое обслуживание.</text:p>
      <text:p text:style-name="P46"/>
      <text:p text:style-name="P46"/>
      <text:p text:style-name="P46"/>
      <text:p text:style-name="P46"/>
      <text:p text:style-name="P48"><text:span text:style-name="T18">Составил </text:span><text:span text:style-name="T19"><text:s text:c="2"/>мастер </text:span><text:span text:style-name="T18"><text:s text:c="43"/>_______ <text:s text:c="32"/></text:span><text:span text:style-name="T19"><text:s/>Генис Д.И.</text:span></text:p>
      <text:p text:style-name="Standard"><text:span text:style-name="T18"><text:tab/> <text:s text:c="8"/></text:span><text:span text:style-name="T1">должность <text:s text:c="17"/></text:span><text:span text:style-name="T18"><text:s text:c="37"/></text:span><text:span text:style-name="T2">подпись</text:span><text:span text:style-name="T1"> <text:s text:c="63"/>Фамилия. Инициалы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FreeSans2" svg:font-family="FreeSans" style:font-family-generic="swiss"/>
    <style:font-face style:name="Lucida Sans1" svg:font-family="'Lucida Sans'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0752in" fo:margin-right="-0.0752in" fo:text-indent="0in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text-transform="uppercase"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font-size="12pt" fo:font-weight="bold" style:font-size-asian="12pt" style:font-weight-asian="bold" style:font-size-complex="11pt" style:font-weight-complex="bold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Название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Заголовок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, 'Times New Roman'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lbany AMT" fo:font-family="'Albany AMT', Arial" style:font-family-generic="swiss" style:font-pitch="variable" fo:font-size="14pt" style:font-name-asian="Albany AMT" style:font-family-asian="'Albany AMT', Arial" style:font-family-generic-asian="swiss" style:font-pitch-asian="variable" style:font-size-asian="14pt" style:font-name-complex="Albany AMT" style:font-family-complex="'Albany AMT', Arial" style:font-family-generic-complex="swiss" style:font-pitch-complex="variable" style:font-size-complex="14pt"/>
    </style:style>
    <style:style style:name="Название_20_объекта2" style:display-name="Название объекта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Subtitle" style:family="paragraph" style:parent-style-name="Заголовок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_20_объекта1" style:display-name="Название объекта1" style:family="paragraph" style:parent-style-name="Standard" style:next-style-name="Standard">
      <style:paragraph-properties>
        <style:tab-stops>
          <style:tab-stop style:position="1.6736in"/>
          <style:tab-stop style:position="11.2in"/>
        </style:tab-stops>
      </style:paragraph-properties>
      <style:text-properties fo:font-size="12pt" style:font-size-asian="12p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Основной_20_шрифт_20_абзаца1" style:display-name="Основной шрифт абзаца1" style:family="text"/>
    <style:style style:name="Заголовок_20_9_20_Знак" style:display-name="Заголовок 9 Знак" style:family="text">
      <style:text-properties fo:font-size="12pt" fo:font-weight="bold" style:font-size-asian="12pt" style:font-weight-asian="bold" style:font-size-complex="11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559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НОВОПОЛОЦК</dc:title>
    <meta:initial-creator>ads</meta:initial-creator>
    <meta:creation-date>2017-11-14T19:14:00</meta:creation-date>
    <dc:date>2020-10-21T09:01:40.249865137</dc:date>
    <meta:editing-cycles>43</meta:editing-cycles>
    <meta:editing-duration>PT14H14M17S</meta:editing-duration>
    <meta:generator>LibreOffice/6.1.5.2$Linux_X86_64 LibreOffice_project/10$Build-2</meta:generator>
    <meta:print-date>2020-10-21T09:01:35.584663989</meta:print-date>
    <meta:document-statistic meta:table-count="5" meta:image-count="0" meta:object-count="0" meta:page-count="6" meta:paragraph-count="607" meta:word-count="969" meta:character-count="6090" meta:non-whitespace-character-count="4917"/>
  </office:meta>
</office:document-meta>
</file>